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Thumbnails/thumbnail.png" manifest:media-type="image/png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/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  <style:style style:name="T3" style:family="text">
      <style:text-properties fo:color="#492300"/>
    </style:style>
    <style:style style:name="T4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USER-TEXT" table:style-name="ta1">
        <table:shapes>
          <draw:frame draw:z-index="0" draw:style-name="gr1" draw:text-style-name="P1" svg:width="16.01cm" svg:height="8.999cm" svg:x="13.689cm" svg:y="0.619cm">
            <draw:object draw:notify-on-update-of-ranges="'USER-TEXT'.A2:'USER-TEXT'.A21 'USER-TEXT'.B1:'USER-TEXT'.B1 'USER-TEXT'.B2:'USER-TEXT'.B21 'USER-TEXT'.C1:'USER-TEXT'.C1 'USER-TEXT'.C2:'USER-TEXT'.C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01cm" svg:height="8.999cm" svg:x="13.689cm" svg:y="11.004cm">
            <draw:object draw:notify-on-update-of-ranges="'USER-TEXT'.B24:'USER-TEXT'.B24 'USER-TEXT'.B25:'USER-TEXT'.B44 'USER-TEXT'.C24:'USER-TEXT'.C24 'USER-TEXT'.C25:'USER-TEXT'.C44 'USER-TEXT'.D24:'USER-TEXT'.D24 'USER-TEXT'.D25:'USER-TEXT'.D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6"/>
        <table:table-column table:style-name="co1" table:number-columns-repeated="6" table:default-cell-style-name="ce28"/>
        <table:table-column table:style-name="co1" table:number-columns-repeated="9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5" office:value-type="string" calcext:value-type="string">
            <text:p>Tweets</text:p>
          </table:table-cell>
          <table:table-cell table:style-name="ce27" office:value-type="string" calcext:value-type="string">
            <text:p>Users</text:p>
          </table:table-cell>
          <table:table-cell table:style-name="ce24" table:number-columns-repeated="2"/>
          <table:table-cell table:style-name="ce25"/>
          <table:table-cell table:style-name="ce24" office:value-type="string" calcext:value-type="string" table:number-columns-spanned="7" table:number-rows-spanned="1">
            <text:p>Tweet and User Counts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38" calcext:value-type="float">
            <text:p>44,038</text:p>
          </table:table-cell>
          <table:table-cell office:value-type="float" office:value="5760" calcext:value-type="float">
            <text:p>5,76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04" calcext:value-type="float">
            <text:p>39,204</text:p>
          </table:table-cell>
          <table:table-cell office:value-type="float" office:value="3343" calcext:value-type="float">
            <text:p>3,343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08" calcext:value-type="float">
            <text:p>36,408</text:p>
          </table:table-cell>
          <table:table-cell office:value-type="float" office:value="2411" calcext:value-type="float">
            <text:p>2,41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40" calcext:value-type="float">
            <text:p>34,040</text:p>
          </table:table-cell>
          <table:table-cell office:value-type="float" office:value="1819" calcext:value-type="float">
            <text:p>1,81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90" calcext:value-type="float">
            <text:p>32,090</text:p>
          </table:table-cell>
          <table:table-cell office:value-type="float" office:value="1429" calcext:value-type="float">
            <text:p>1,42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06" calcext:value-type="float">
            <text:p>30,506</text:p>
          </table:table-cell>
          <table:table-cell office:value-type="float" office:value="1165" calcext:value-type="float">
            <text:p>1,16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57" calcext:value-type="float">
            <text:p>29,057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01" calcext:value-type="float">
            <text:p>28,001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</text:p>
          </table:table-cell>
          <table:table-cell table:style-name="Default" office:value-type="float" office:value="296" calcext:value-type="float">
            <text:p>29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4" office:value-type="string" calcext:value-type="string">
            <text:p>Green</text:p>
          </table:table-cell>
          <table:table-cell table:style-name="ce24" office:value-type="string" calcext:value-type="string">
            <text:p>Denier</text:p>
          </table:table-cell>
          <table:table-cell table:style-name="ce24" office:value-type="string" calcext:value-type="string">
            <text:p>Grn%</text:p>
          </table:table-cell>
          <table:table-cell table:style-name="ce25" office:value-type="string" calcext:value-type="string">
            <text:p>Dnr%</text:p>
          </table:table-cell>
          <table:table-cell table:style-name="ce24" office:value-type="string" calcext:value-type="string" table:number-columns-spanned="7" table:number-rows-spanned="1">
            <text:p>Green and Denier Accounts per “follow the leader”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float" office:value="5337" calcext:value-type="float">
            <text:p>5,337</text:p>
          </table:table-cell>
          <table:table-cell table:style-name="ce26" office:value-type="float" office:value="423" calcext:value-type="float">
            <text:p>423</text:p>
          </table:table-cell>
          <table:table-cell table:formula="of:=[.C26]/[.B26]" office:value-type="percentage" office:value="0.9265625" calcext:value-type="percentage">
            <text:p>92.66%</text:p>
          </table:table-cell>
          <table:table-cell table:formula="of:=[.D26]/[.B26]" office:value-type="percentage" office:value="0.0734375" calcext:value-type="percentage">
            <text:p>7.34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float" office:value="3124" calcext:value-type="float">
            <text:p>3,124</text:p>
          </table:table-cell>
          <table:table-cell table:style-name="ce26" office:value-type="float" office:value="219" calcext:value-type="float">
            <text:p>219</text:p>
          </table:table-cell>
          <table:table-cell table:formula="of:=[.C27]/[.B27]" office:value-type="percentage" office:value="0.934489979060724" calcext:value-type="percentage">
            <text:p>93.45%</text:p>
          </table:table-cell>
          <table:table-cell table:formula="of:=[.D27]/[.B27]" office:value-type="percentage" office:value="0.0655100209392761" calcext:value-type="percentage">
            <text:p>6.55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float" office:value="2254" calcext:value-type="float">
            <text:p>2,254</text:p>
          </table:table-cell>
          <table:table-cell table:style-name="ce26" office:value-type="float" office:value="157" calcext:value-type="float">
            <text:p>157</text:p>
          </table:table-cell>
          <table:table-cell table:formula="of:=[.C28]/[.B28]" office:value-type="percentage" office:value="0.93488179178764" calcext:value-type="percentage">
            <text:p>93.49%</text:p>
          </table:table-cell>
          <table:table-cell table:formula="of:=[.D28]/[.B28]" office:value-type="percentage" office:value="0.06511820821236" calcext:value-type="percentage">
            <text:p>6.51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float" office:value="1706" calcext:value-type="float">
            <text:p>1,706</text:p>
          </table:table-cell>
          <table:table-cell table:style-name="ce26" office:value-type="float" office:value="113" calcext:value-type="float">
            <text:p>113</text:p>
          </table:table-cell>
          <table:table-cell table:formula="of:=[.C29]/[.B29]" office:value-type="percentage" office:value="0.937877954920286" calcext:value-type="percentage">
            <text:p>93.79%</text:p>
          </table:table-cell>
          <table:table-cell table:formula="of:=[.D29]/[.B29]" office:value-type="percentage" office:value="0.0621220450797141" calcext:value-type="percentage">
            <text:p>6.21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float" office:value="1342" calcext:value-type="float">
            <text:p>1,342</text:p>
          </table:table-cell>
          <table:table-cell table:style-name="ce26" office:value-type="float" office:value="87" calcext:value-type="float">
            <text:p>87</text:p>
          </table:table-cell>
          <table:table-cell table:formula="of:=[.C30]/[.B30]" office:value-type="percentage" office:value="0.939118264520644" calcext:value-type="percentage">
            <text:p>93.91%</text:p>
          </table:table-cell>
          <table:table-cell table:formula="of:=[.D30]/[.B30]" office:value-type="percentage" office:value="0.0608817354793562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float" office:value="1094" calcext:value-type="float">
            <text:p>1,094</text:p>
          </table:table-cell>
          <table:table-cell table:style-name="ce26" office:value-type="float" office:value="71" calcext:value-type="float">
            <text:p>71</text:p>
          </table:table-cell>
          <table:table-cell table:formula="of:=[.C31]/[.B31]" office:value-type="percentage" office:value="0.939055793991416" calcext:value-type="percentage">
            <text:p>93.91%</text:p>
          </table:table-cell>
          <table:table-cell table:formula="of:=[.D31]/[.B31]" office:value-type="percentage" office:value="0.0609442060085837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table:style-name="ce26" office:value-type="float" office:value="56" calcext:value-type="float">
            <text:p>56</text:p>
          </table:table-cell>
          <table:table-cell table:formula="of:=[.C32]/[.B32]" office:value-type="percentage" office:value="0.941544885177453" calcext:value-type="percentage">
            <text:p>94.15%</text:p>
          </table:table-cell>
          <table:table-cell table:formula="of:=[.D32]/[.B32]" office:value-type="percentage" office:value="0.058455114822547" calcext:value-type="percentage">
            <text:p>5.85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table:style-name="ce26" office:value-type="float" office:value="48" calcext:value-type="float">
            <text:p>48</text:p>
          </table:table-cell>
          <table:table-cell table:formula="of:=[.C33]/[.B33]" office:value-type="percentage" office:value="0.941888619854722" calcext:value-type="percentage">
            <text:p>94.19%</text:p>
          </table:table-cell>
          <table:table-cell table:formula="of:=[.D33]/[.B33]" office:value-type="percentage" office:value="0.0581113801452785" calcext:value-type="percentage">
            <text:p>5.81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table:style-name="ce26" office:value-type="float" office:value="40" calcext:value-type="float">
            <text:p>40</text:p>
          </table:table-cell>
          <table:table-cell table:formula="of:=[.C34]/[.B34]" office:value-type="percentage" office:value="0.944979367262723" calcext:value-type="percentage">
            <text:p>94.50%</text:p>
          </table:table-cell>
          <table:table-cell table:formula="of:=[.D34]/[.B34]" office:value-type="percentage" office:value="0.0550206327372765" calcext:value-type="percentage">
            <text:p>5.50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table:style-name="ce26" office:value-type="float" office:value="34" calcext:value-type="float">
            <text:p>34</text:p>
          </table:table-cell>
          <table:table-cell table:formula="of:=[.C35]/[.B35]" office:value-type="percentage" office:value="0.947449768160742" calcext:value-type="percentage">
            <text:p>94.74%</text:p>
          </table:table-cell>
          <table:table-cell table:formula="of:=[.D35]/[.B35]" office:value-type="percentage" office:value="0.0525502318392581" calcext:value-type="percentage">
            <text:p>5.26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table:style-name="ce26" office:value-type="float" office:value="31" calcext:value-type="float">
            <text:p>31</text:p>
          </table:table-cell>
          <table:table-cell table:formula="of:=[.C36]/[.B36]" office:value-type="percentage" office:value="0.945614035087719" calcext:value-type="percentage">
            <text:p>94.56%</text:p>
          </table:table-cell>
          <table:table-cell table:formula="of:=[.D36]/[.B36]" office:value-type="percentage" office:value="0.054385964912280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table:style-name="ce26" office:value-type="float" office:value="26" calcext:value-type="float">
            <text:p>26</text:p>
          </table:table-cell>
          <table:table-cell table:formula="of:=[.C37]/[.B37]" office:value-type="percentage" office:value="0.949416342412451" calcext:value-type="percentage">
            <text:p>94.94%</text:p>
          </table:table-cell>
          <table:table-cell table:formula="of:=[.D37]/[.B37]" office:value-type="percentage" office:value="0.0505836575875486" calcext:value-type="percentage">
            <text:p>5.06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table:style-name="ce26" office:value-type="float" office:value="25" calcext:value-type="float">
            <text:p>25</text:p>
          </table:table-cell>
          <table:table-cell table:formula="of:=[.C38]/[.B38]" office:value-type="percentage" office:value="0.946695095948827" calcext:value-type="percentage">
            <text:p>94.67%</text:p>
          </table:table-cell>
          <table:table-cell table:formula="of:=[.D38]/[.B38]" office:value-type="percentage" office:value="0.0533049040511727" calcext:value-type="percentage">
            <text:p>5.33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table:style-name="ce26" office:value-type="float" office:value="23" calcext:value-type="float">
            <text:p>23</text:p>
          </table:table-cell>
          <table:table-cell table:formula="of:=[.C39]/[.B39]" office:value-type="percentage" office:value="0.945368171021378" calcext:value-type="percentage">
            <text:p>94.54%</text:p>
          </table:table-cell>
          <table:table-cell table:formula="of:=[.D39]/[.B39]" office:value-type="percentage" office:value="0.0546318289786223" calcext:value-type="percentage">
            <text:p>5.46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table:style-name="ce26" office:value-type="float" office:value="20" calcext:value-type="float">
            <text:p>20</text:p>
          </table:table-cell>
          <table:table-cell table:formula="of:=[.C40]/[.B40]" office:value-type="percentage" office:value="0.948051948051948" calcext:value-type="percentage">
            <text:p>94.81%</text:p>
          </table:table-cell>
          <table:table-cell table:formula="of:=[.D40]/[.B40]" office:value-type="percentage" office:value="0.051948051948052" calcext:value-type="percentage">
            <text:p>5.19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table:style-name="ce26" office:value-type="float" office:value="19" calcext:value-type="float">
            <text:p>19</text:p>
          </table:table-cell>
          <table:table-cell table:formula="of:=[.C41]/[.B41]" office:value-type="percentage" office:value="0.945558739255014" calcext:value-type="percentage">
            <text:p>94.56%</text:p>
          </table:table-cell>
          <table:table-cell table:formula="of:=[.D41]/[.B41]" office:value-type="percentage" office:value="0.054441260744985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table:style-name="ce26" office:value-type="float" office:value="19" calcext:value-type="float">
            <text:p>19</text:p>
          </table:table-cell>
          <table:table-cell table:formula="of:=[.C42]/[.B42]" office:value-type="percentage" office:value="0.940809968847352" calcext:value-type="percentage">
            <text:p>94.08%</text:p>
          </table:table-cell>
          <table:table-cell table:formula="of:=[.D42]/[.B42]" office:value-type="percentage" office:value="0.059190031152648" calcext:value-type="percentage">
            <text:p>5.92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table:style-name="ce26" office:value-type="float" office:value="18" calcext:value-type="float">
            <text:p>18</text:p>
          </table:table-cell>
          <table:table-cell table:formula="of:=[.C43]/[.B43]" office:value-type="percentage" office:value="0.939189189189189" calcext:value-type="percentage">
            <text:p>93.92%</text:p>
          </table:table-cell>
          <table:table-cell table:formula="of:=[.D43]/[.B43]" office:value-type="percentage" office:value="0.0608108108108108" calcext:value-type="percentage">
            <text:p>6.08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table:style-name="ce26" office:value-type="float" office:value="15" calcext:value-type="float">
            <text:p>15</text:p>
          </table:table-cell>
          <table:table-cell table:formula="of:=[.C44]/[.B44]" office:value-type="percentage" office:value="0.944237918215613" calcext:value-type="percentage">
            <text:p>94.42%</text:p>
          </table:table-cell>
          <table:table-cell table:formula="of:=[.D44]/[.B44]" office:value-type="percentage" office:value="0.0557620817843866" calcext:value-type="percentage">
            <text:p>5.58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</table:table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438cm" svg:y="21.918cm">
            <draw:object draw:notify-on-update-of-ranges="CAUSE.A48:CAUSE.A67 CAUSE.B47:CAUSE.B47 CAUSE.B48:CAUSE.B67 CAUSE.C47:CAUSE.C47 CAUSE.C48:CAUSE.C67 CAUSE.D47:CAUSE.D47 CAUSE.D48:CAUSE.D67 CAUSE.F47:CAUSE.F47 CAUSE.F48:CAUSE.F67 CAUSE.H47:CAUSE.H47 CAUSE.H48:CAUSE.H6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0.438cm" svg:y="31.918cm">
            <draw:object draw:notify-on-update-of-ranges="CAUSE.A71:CAUSE.A90 CAUSE.B70:CAUSE.B70 CAUSE.B71:CAUSE.B90 CAUSE.C70:CAUSE.C70 CAUSE.C71:CAUSE.C90 CAUSE.D70:CAUSE.D70 CAUSE.D71:CAUSE.D90 CAUSE.F70:CAUSE.F70 CAUSE.F71:CAUSE.F90 CAUSE.H70:CAUSE.H70 CAUSE.H71:CAUSE.H9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15.999cm" svg:height="8.999cm" svg:x="20.438cm" svg:y="84.483cm">
            <draw:object draw:notify-on-update-of-ranges="CAUSE.A186:CAUSE.A205 CAUSE.B185:CAUSE.B185 CAUSE.B186:CAUSE.B205 CAUSE.F185:CAUSE.F185 CAUSE.F186:CAUSE.F205 CAUSE.H185:CAUSE.H185 CAUSE.H186:CAUSE.H205 CAUSE.I185:CAUSE.I185 CAUSE.I186:CAUSE.I20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15.999cm" svg:height="8.999cm" svg:x="20.438cm" svg:y="94.904cm">
            <draw:object draw:notify-on-update-of-ranges="CAUSE.A209:CAUSE.A228 CAUSE.B208:CAUSE.B208 CAUSE.B209:CAUSE.B228 CAUSE.F208:CAUSE.F208 CAUSE.F209:CAUSE.F228 CAUSE.H208:CAUSE.H208 CAUSE.H209:CAUSE.H228 CAUSE.I208:CAUSE.I208 CAUSE.I209:CAUSE.I22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15.999cm" svg:height="8.999cm" svg:x="20.438cm" svg:y="63.556cm">
            <draw:object draw:notify-on-update-of-ranges="CAUSE.A139:CAUSE.A139 CAUSE.A140:CAUSE.A159 CAUSE.B139:CAUSE.B139 CAUSE.B140:CAUSE.B159 CAUSE.C139:CAUSE.C139 CAUSE.C140:CAUSE.C159 CAUSE.D139:CAUSE.D139 CAUSE.D140:CAUSE.D159 CAUSE.E139:CAUSE.E139 CAUSE.E140:CAUSE.E15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7" draw:style-name="gr1" draw:text-style-name="P1" svg:width="15.999cm" svg:height="8.999cm" svg:x="20.438cm" svg:y="73.977cm">
            <draw:object draw:notify-on-update-of-ranges="CAUSE.A162:CAUSE.A162 CAUSE.A163:CAUSE.A182 CAUSE.B162:CAUSE.B162 CAUSE.B163:CAUSE.B182 CAUSE.C162:CAUSE.C162 CAUSE.C163:CAUSE.C182 CAUSE.D162:CAUSE.D162 CAUSE.D163:CAUSE.D182 CAUSE.E162:CAUSE.E162 CAUSE.E163:CAUSE.E18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8" draw:style-name="gr1" draw:text-style-name="P1" svg:width="15.999cm" svg:height="8.999cm" svg:x="20.438cm" svg:y="42.815cm">
            <draw:object draw:notify-on-update-of-ranges="CAUSE.A94:CAUSE.A113 CAUSE.B93:CAUSE.B93 CAUSE.B94:CAUSE.B113 CAUSE.C93:CAUSE.C93 CAUSE.C94:CAUSE.C113 CAUSE.E93:CAUSE.E93 CAUSE.E94:CAUSE.E113 CAUSE.F93:CAUSE.F93 CAUSE.F94:CAUSE.F113 CAUSE.I93:CAUSE.I93 CAUSE.I94:CAUSE.I11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9" draw:style-name="gr1" draw:text-style-name="P1" svg:width="15.999cm" svg:height="8.999cm" svg:x="20.438cm" svg:y="53.236cm">
            <draw:object draw:notify-on-update-of-ranges="CAUSE.A117:CAUSE.A136 CAUSE.B116:CAUSE.B116 CAUSE.B117:CAUSE.B136 CAUSE.C116:CAUSE.C116 CAUSE.C117:CAUSE.C136 CAUSE.E116:CAUSE.E116 CAUSE.E117:CAUSE.E136 CAUSE.F116:CAUSE.F116 CAUSE.F117:CAUSE.F136 CAUSE.I116:CAUSE.I116 CAUSE.I117:CAUSE.I1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3">Denier</text:span>} + {Weak,Strong}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office:value-type="percentage" office:value="0.018229166666667" calcext:value-type="percentage">
            <text:p>1.82%</text:p>
          </table:table-cell>
          <table:table-cell table:style-name="ce28" office:value-type="percentage" office:value="0.017013888888889" calcext:value-type="percentage">
            <text:p>1.70%</text:p>
          </table:table-cell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office:value-type="percentage" office:value="0.02482799880347" calcext:value-type="percentage">
            <text:p>2.48%</text:p>
          </table:table-cell>
          <table:table-cell table:style-name="ce28" office:value-type="percentage" office:value="0.023930601256357" calcext:value-type="percentage">
            <text:p>2.39%</text:p>
          </table:table-cell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office:value-type="percentage" office:value="0.029448361675653" calcext:value-type="percentage">
            <text:p>2.94%</text:p>
          </table:table-cell>
          <table:table-cell table:style-name="ce28" office:value-type="percentage" office:value="0.028618830360846" calcext:value-type="percentage">
            <text:p>2.86%</text:p>
          </table:table-cell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office:value-type="percentage" office:value="0.037383177570094" calcext:value-type="percentage">
            <text:p>3.74%</text:p>
          </table:table-cell>
          <table:table-cell table:style-name="ce28" office:value-type="percentage" office:value="0.036283672347444" calcext:value-type="percentage">
            <text:p>3.63%</text:p>
          </table:table-cell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office:value-type="percentage" office:value="0.041287613715885" calcext:value-type="percentage">
            <text:p>4.13%</text:p>
          </table:table-cell>
          <table:table-cell table:style-name="ce28" office:value-type="percentage" office:value="0.039888033589923" calcext:value-type="percentage">
            <text:p>3.99%</text:p>
          </table:table-cell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office:value-type="percentage" office:value="0.047210300429185" calcext:value-type="percentage">
            <text:p>4.72%</text:p>
          </table:table-cell>
          <table:table-cell table:style-name="ce28" office:value-type="percentage" office:value="0.04549356223176" calcext:value-type="percentage">
            <text:p>4.55%</text:p>
          </table:table-cell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office:value-type="percentage" office:value="0.049060542797495" calcext:value-type="percentage">
            <text:p>4.91%</text:p>
          </table:table-cell>
          <table:table-cell table:style-name="ce28" office:value-type="percentage" office:value="0.046972860125261" calcext:value-type="percentage">
            <text:p>4.70%</text:p>
          </table:table-cell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office:value-type="percentage" office:value="0.053268765133172" calcext:value-type="percentage">
            <text:p>5.33%</text:p>
          </table:table-cell>
          <table:table-cell table:style-name="ce28" office:value-type="percentage" office:value="0.050847457627119" calcext:value-type="percentage">
            <text:p>5.08%</text:p>
          </table:table-cell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office:value-type="percentage" office:value="0.05777166437414" calcext:value-type="percentage">
            <text:p>5.78%</text:p>
          </table:table-cell>
          <table:table-cell table:style-name="ce28" office:value-type="percentage" office:value="0.055020632737277" calcext:value-type="percentage">
            <text:p>5.50%</text:p>
          </table:table-cell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office:value-type="percentage" office:value="0.061823802163833" calcext:value-type="percentage">
            <text:p>6.18%</text:p>
          </table:table-cell>
          <table:table-cell table:style-name="ce28" office:value-type="percentage" office:value="0.058732612055642" calcext:value-type="percentage">
            <text:p>5.87%</text:p>
          </table:table-cell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office:value-type="percentage" office:value="0.066666666666667" calcext:value-type="percentage">
            <text:p>6.67%</text:p>
          </table:table-cell>
          <table:table-cell table:style-name="ce28" office:value-type="percentage" office:value="0.063157894736842" calcext:value-type="percentage">
            <text:p>6.32%</text:p>
          </table:table-cell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office:value-type="percentage" office:value="0.068093385214008" calcext:value-type="percentage">
            <text:p>6.81%</text:p>
          </table:table-cell>
          <table:table-cell table:style-name="ce28" office:value-type="percentage" office:value="0.06420233463035" calcext:value-type="percentage">
            <text:p>6.42%</text:p>
          </table:table-cell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office:value-type="percentage" office:value="0.072494669509595" calcext:value-type="percentage">
            <text:p>7.25%</text:p>
          </table:table-cell>
          <table:table-cell table:style-name="ce28" office:value-type="percentage" office:value="0.068230277185501" calcext:value-type="percentage">
            <text:p>6.82%</text:p>
          </table:table-cell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office:value-type="percentage" office:value="0.078384798099763" calcext:value-type="percentage">
            <text:p>7.84%</text:p>
          </table:table-cell>
          <table:table-cell table:number-columns-repeated="2"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office:value-type="percentage" office:value="0.080519480519481" calcext:value-type="percentage">
            <text:p>8.05%</text:p>
          </table:table-cell>
          <table:table-cell table:style-name="ce28" office:value-type="percentage" office:value="0.075324675324675" calcext:value-type="percentage">
            <text:p>7.53%</text:p>
          </table:table-cell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office:value-type="percentage" office:value="0.088825214899714" calcext:value-type="percentage">
            <text:p>8.88%</text:p>
          </table:table-cell>
          <table:table-cell table:style-name="ce28" office:value-type="percentage" office:value="0.083094555873926" calcext:value-type="percentage">
            <text:p>8.31%</text:p>
          </table:table-cell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office:value-type="percentage" office:value="0.090342679127726" calcext:value-type="percentage">
            <text:p>9.03%</text:p>
          </table:table-cell>
          <table:table-cell table:style-name="ce28" office:value-type="percentage" office:value="0.08411214953271" calcext:value-type="percentage">
            <text:p>8.41%</text:p>
          </table:table-cell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.077702702702703" calcext:value-type="percentage">
            <text:p>7.77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.078066914498141" calcext:value-type="percentage">
            <text:p>7.81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4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 office:value-type="percentage" office:value="0.002603714632876" calcext:value-type="percentage">
            <text:p>0.26%</text:p>
          </table:table-cell>
          <table:table-cell table:number-columns-repeated="2" table:style-name="ce28" office:value-type="percentage" office:value="0.013539316090957" calcext:value-type="percentage">
            <text:p>1.35%</text:p>
          </table:table-cell>
          <table:table-cell table:style-name="ce28" office:value-type="percentage" office:value="0.013365735115431" calcext:value-type="percentage">
            <text:p>1.34%</text:p>
          </table:table-cell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 office:value-type="percentage" office:value="0.00299043062201" calcext:value-type="percentage">
            <text:p>0.30%</text:p>
          </table:table-cell>
          <table:table-cell table:number-columns-repeated="3" table:style-name="ce28" office:value-type="percentage" office:value="0.019437799043062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 office:value-type="percentage" office:value="0.003731343283582" calcext:value-type="percentage">
            <text:p>0.37%</text:p>
          </table:table-cell>
          <table:table-cell table:number-columns-repeated="3" table:style-name="ce28" office:value-type="percentage" office:value="0.023217247097844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 office:value-type="percentage" office:value="0.003846153846154" calcext:value-type="percentage">
            <text:p>0.38%</text:p>
          </table:table-cell>
          <table:table-cell table:number-columns-repeated="3" table:style-name="ce28" office:value-type="percentage" office:value="0.026373626373626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3" table:style-name="ce28" office:value-type="percentage" office:value="0.029370629370629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3" table:style-name="ce28" office:value-type="percentage" office:value="0.03259005145797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 office:value-type="percentage" office:value="0.005213764337852" calcext:value-type="percentage">
            <text:p>0.52%</text:p>
          </table:table-cell>
          <table:table-cell table:number-columns-repeated="3" table:style-name="ce28" office:value-type="percentage" office:value="0.038581856100104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 office:value-type="percentage" office:value="0.006045949214027" calcext:value-type="percentage">
            <text:p>0.60%</text:p>
          </table:table-cell>
          <table:table-cell table:number-columns-repeated="3" table:style-name="ce28" office:value-type="percentage" office:value="0.035066505441354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number-columns-repeated="3" table:style-name="ce28" office:value-type="percentage" office:value="0.038461538461539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number-columns-repeated="3" table:style-name="ce28" office:value-type="percentage" office:value="0.037037037037037" calcext:value-type="percentage">
            <text:p>3.7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number-columns-repeated="3" table:style-name="ce28" office:value-type="percentage" office:value="0.040280210157618" calcext:value-type="percentage">
            <text:p>4.0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 office:value-type="percentage" office:value="0.007766990291262" calcext:value-type="percentage">
            <text:p>0.78%</text:p>
          </table:table-cell>
          <table:table-cell table:number-columns-repeated="3" table:style-name="ce28" office:value-type="percentage" office:value="0.042718446601942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number-columns-repeated="3" table:style-name="ce28" office:value-type="percentage" office:value="0.04042553191489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3" table:style-name="ce28" office:value-type="percentage" office:value="0.042654028436019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3" table:style-name="ce28" office:value-type="percentage" office:value="0.044041450777202" calcext:value-type="percentage">
            <text:p>4.4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3" table:style-name="ce28" office:value-type="percentage" office:value="0.042857142857143" calcext:value-type="percentage">
            <text:p>4.2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3" table:style-name="ce28" office:value-type="percentage" office:value="0.046583850931677" calcext:value-type="percentage">
            <text:p>4.6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3" table:style-name="ce28" office:value-type="percentage" office:value="0.047138047138047" calcext:value-type="percentage">
            <text:p>4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3" table:style-name="ce28" office:value-type="percentage" office:value="0.051851851851852" calcext:value-type="percentage">
            <text:p>5.1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Green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/>
          <table:table-cell table:style-name="ce28" office:value-type="percentage" office:value="0.018226002430134" calcext:value-type="percentage">
            <text:p>1.82%</text:p>
          </table:table-cell>
          <table:table-cell table:style-name="ce28"/>
          <table:table-cell table:style-name="ce28" office:value-type="percentage" office:value="0.015969449748308" calcext:value-type="percentage">
            <text:p>1.6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/>
          <table:table-cell table:style-name="ce28" office:value-type="percentage" office:value="0.02482057416268" calcext:value-type="percentage">
            <text:p>2.48%</text:p>
          </table:table-cell>
          <table:table-cell table:style-name="ce28"/>
          <table:table-cell table:style-name="ce28" office:value-type="percentage" office:value="0.022129186602871" calcext:value-type="percentage">
            <text:p>2.2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/>
          <table:table-cell table:style-name="ce28" office:value-type="percentage" office:value="0.029436152570481" calcext:value-type="percentage">
            <text:p>2.94%</text:p>
          </table:table-cell>
          <table:table-cell table:style-name="ce28"/>
          <table:table-cell table:style-name="ce28" office:value-type="percentage" office:value="0.026948590381426" calcext:value-type="percentage">
            <text:p>2.6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/>
          <table:table-cell table:style-name="ce28" office:value-type="percentage" office:value="0.037362637362637" calcext:value-type="percentage">
            <text:p>3.74%</text:p>
          </table:table-cell>
          <table:table-cell table:style-name="ce28"/>
          <table:table-cell table:style-name="ce28" office:value-type="percentage" office:value="0.034065934065934" calcext:value-type="percentage">
            <text:p>3.4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/>
          <table:table-cell table:style-name="ce28" office:value-type="percentage" office:value="0.041258741258741" calcext:value-type="percentage">
            <text:p>4.13%</text:p>
          </table:table-cell>
          <table:table-cell table:style-name="ce28"/>
          <table:table-cell table:style-name="ce28" office:value-type="percentage" office:value="0.037762237762238" calcext:value-type="percentage">
            <text:p>3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/>
          <table:table-cell table:style-name="ce28" office:value-type="percentage" office:value="0.047169811320755" calcext:value-type="percentage">
            <text:p>4.72%</text:p>
          </table:table-cell>
          <table:table-cell table:style-name="ce28"/>
          <table:table-cell table:style-name="ce28" office:value-type="percentage" office:value="0.042881646655232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/>
          <table:table-cell table:style-name="ce28" office:value-type="percentage" office:value="0.049009384775808" calcext:value-type="percentage">
            <text:p>4.90%</text:p>
          </table:table-cell>
          <table:table-cell table:style-name="ce28"/>
          <table:table-cell table:style-name="ce28" office:value-type="percentage" office:value="0.043795620437956" calcext:value-type="percentage">
            <text:p>4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/>
          <table:table-cell table:style-name="ce28" office:value-type="percentage" office:value="0.053204353083434" calcext:value-type="percentage">
            <text:p>5.32%</text:p>
          </table:table-cell>
          <table:table-cell table:style-name="ce28"/>
          <table:table-cell table:style-name="ce28" office:value-type="percentage" office:value="0.047158403869408" calcext:value-type="percentage">
            <text:p>4.7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/>
          <table:table-cell table:style-name="ce28" office:value-type="percentage" office:value="0.057692307692308" calcext:value-type="percentage">
            <text:p>5.77%</text:p>
          </table:table-cell>
          <table:table-cell table:style-name="ce28"/>
          <table:table-cell table:style-name="ce28" office:value-type="percentage" office:value="0.050824175824176" calcext:value-type="percentage">
            <text:p>5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/>
          <table:table-cell table:style-name="ce28" office:value-type="percentage" office:value="0.061728395061728" calcext:value-type="percentage">
            <text:p>6.17%</text:p>
          </table:table-cell>
          <table:table-cell table:style-name="ce28"/>
          <table:table-cell table:style-name="ce28" office:value-type="percentage" office:value="0.054012345679012" calcext:value-type="percentage">
            <text:p>5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/>
          <table:table-cell table:style-name="ce28" office:value-type="percentage" office:value="0.066549912434326" calcext:value-type="percentage">
            <text:p>6.65%</text:p>
          </table:table-cell>
          <table:table-cell table:style-name="ce28"/>
          <table:table-cell table:style-name="ce28" office:value-type="percentage" office:value="0.057793345008757" calcext:value-type="percentage">
            <text:p>5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/>
          <table:table-cell table:style-name="ce28" office:value-type="percentage" office:value="0.067961165048544" calcext:value-type="percentage">
            <text:p>6.80%</text:p>
          </table:table-cell>
          <table:table-cell table:style-name="ce28"/>
          <table:table-cell table:style-name="ce28" office:value-type="percentage" office:value="0.060194174757282" calcext:value-type="percentage">
            <text:p>6.0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/>
          <table:table-cell table:style-name="ce28" office:value-type="percentage" office:value="0.072340425531915" calcext:value-type="percentage">
            <text:p>7.23%</text:p>
          </table:table-cell>
          <table:table-cell table:style-name="ce28"/>
          <table:table-cell table:style-name="ce28" office:value-type="percentage" office:value="0.063829787234043" calcext:value-type="percentage">
            <text:p>6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/>
          <table:table-cell table:style-name="ce28" office:value-type="percentage" office:value="0.078199052132702" calcext:value-type="percentage">
            <text:p>7.82%</text:p>
          </table:table-cell>
          <table:table-cell table:style-name="ce28"/>
          <table:table-cell table:style-name="ce28" office:value-type="percentage" office:value="0.071090047393365" calcext:value-type="percentage">
            <text:p>7.1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/>
          <table:table-cell table:style-name="ce28" office:value-type="percentage" office:value="0.080310880829016" calcext:value-type="percentage">
            <text:p>8.03%</text:p>
          </table:table-cell>
          <table:table-cell table:style-name="ce28"/>
          <table:table-cell table:style-name="ce28" office:value-type="percentage" office:value="0.075129533678757" calcext:value-type="percentage">
            <text:p>7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/>
          <table:table-cell table:style-name="ce28" office:value-type="percentage" office:value="0.088571428571429" calcext:value-type="percentage">
            <text:p>8.86%</text:p>
          </table:table-cell>
          <table:table-cell table:style-name="ce28"/>
          <table:table-cell table:style-name="ce28" office:value-type="percentage" office:value="0.082857142857143" calcext:value-type="percentage">
            <text:p>8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/>
          <table:table-cell table:style-name="ce28" office:value-type="percentage" office:value="0.090062111801242" calcext:value-type="percentage">
            <text:p>9.01%</text:p>
          </table:table-cell>
          <table:table-cell table:style-name="ce28"/>
          <table:table-cell table:style-name="ce28" office:value-type="percentage" office:value="0.083850931677019" calcext:value-type="percentage">
            <text:p>8.3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/>
          <table:table-cell table:style-name="ce28" office:value-type="percentage" office:value="0.084175084175084" calcext:value-type="percentage">
            <text:p>8.42%</text:p>
          </table:table-cell>
          <table:table-cell table:style-name="ce28"/>
          <table:table-cell table:style-name="ce28" office:value-type="percentage" office:value="0.080808080808081" calcext:value-type="percentage">
            <text:p>8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/>
          <table:table-cell table:style-name="ce28" office:value-type="percentage" office:value="0.085185185185185" calcext:value-type="percentage">
            <text:p>8.52%</text:p>
          </table:table-cell>
          <table:table-cell table:style-name="ce28"/>
          <table:table-cell table:style-name="ce28" office:value-type="percentage" office:value="0.081481481481482" calcext:value-type="percentage">
            <text:p>8.15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14"/>
          <table:table-cell table:style-name="ce35" office:value-type="string" calcext:value-type="string" table:number-columns-spanned="6" table:number-rows-spanned="1">
            <text:p><text:span text:style-name="T4">Green</text:span>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/>
          <table:table-cell table:style-name="ce28" office:value-type="percentage" office:value="0.013539316090957" calcext:value-type="percentage">
            <text:p>1.35%</text:p>
          </table:table-cell>
          <table:table-cell table:style-name="ce28"/>
          <table:table-cell table:style-name="ce28" office:value-type="percentage" office:value="0.013365735115431" calcext:value-type="percentage">
            <text:p>1.3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table:number-columns-repeated="2"/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<text:span text:style-name="T3">Denier</text:span> 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table:number-columns-repeated="2"/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table:number-columns-repeated="2"/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table:number-columns-repeated="2"/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table:number-columns-repeated="2"/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table:number-columns-repeated="2"/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table:number-columns-repeated="2"/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table:number-columns-repeated="2"/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table:number-columns-repeated="2"/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table:number-columns-repeated="2"/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table:number-columns-repeated="2"/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table:number-columns-repeated="2"/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table:number-columns-repeated="2"/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table:number-columns-repeated="2"/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style-name="ce28" table:number-columns-repeated="2"/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style-name="ce28" table:number-columns-repeated="2"/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style-name="ce28" table:number-columns-repeated="2"/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table:number-columns-repeated="2"/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Denier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style-name="ce28" office:value-type="percentage" office:value="0.013539316090957" calcext:value-type="percentage">
            <text:p>1.35%</text:p>
          </table:table-cell>
          <table:table-cell table:style-name="ce28" table:number-columns-repeated="2"/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style-name="ce28" office:value-type="percentage" office:value="0.019437799043062" calcext:value-type="percentage">
            <text:p>1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style-name="ce28" office:value-type="percentage" office:value="0.023217247097844" calcext:value-type="percentage">
            <text:p>2.3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style-name="ce28" office:value-type="percentage" office:value="0.026373626373626" calcext:value-type="percentage">
            <text:p>2.6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style-name="ce28" office:value-type="percentage" office:value="0.029370629370629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style-name="ce28" office:value-type="percentage" office:value="0.032590051457976" calcext:value-type="percentage">
            <text:p>3.2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style-name="ce28" office:value-type="percentage" office:value="0.038581856100104" calcext:value-type="percentage">
            <text:p>3.8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style-name="ce28" office:value-type="percentage" office:value="0.035066505441354" calcext:value-type="percentage">
            <text:p>3.5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style-name="ce28" office:value-type="percentage" office:value="0.038461538461539" calcext:value-type="percentage">
            <text:p>3.85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style-name="ce28" office:value-type="percentage" office:value="0.037037037037037" calcext:value-type="percentage">
            <text:p>3.7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style-name="ce28" office:value-type="percentage" office:value="0.040280210157618" calcext:value-type="percentage">
            <text:p>4.03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style-name="ce28" office:value-type="percentage" office:value="0.042718446601942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style-name="ce28" office:value-type="percentage" office:value="0.040425531914894" calcext:value-type="percentage">
            <text:p>4.0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style-name="ce28" office:value-type="percentage" office:value="0.042654028436019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style-name="ce28" office:value-type="percentage" office:value="0.044041450777202" calcext:value-type="percentage">
            <text:p>4.4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style-name="ce28" office:value-type="percentage" office:value="0.042857142857143" calcext:value-type="percentage">
            <text:p>4.2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style-name="ce28" office:value-type="percentage" office:value="0.046583850931677" calcext:value-type="percentage">
            <text:p>4.6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style-name="ce28" office:value-type="percentage" office:value="0.047138047138047" calcext:value-type="percentage">
            <text:p>4.7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style-name="ce28" office:value-type="percentage" office:value="0.051851851851852" calcext:value-type="percentage">
            <text:p>5.1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3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 office:value-type="percentage" office:value="0.006075334143378" calcext:value-type="percentage">
            <text:p>0.6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 office:value-type="percentage" office:value="0.007775119617225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 office:value-type="percentage" office:value="0.011188811188811" calcext:value-type="percentage">
            <text:p>1.1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 office:value-type="percentage" office:value="0.013722126929674" calcext:value-type="percentage">
            <text:p>1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 office:value-type="percentage" office:value="0.015641293013556" calcext:value-type="percentage">
            <text:p>1.5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 office:value-type="percentage" office:value="0.015719467956469" calcext:value-type="percentage">
            <text:p>1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 office:value-type="percentage" office:value="0.016483516483517" calcext:value-type="percentage">
            <text:p>1.6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 office:value-type="percentage" office:value="0.021015761821366" calcext:value-type="percentage">
            <text:p>2.1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 office:value-type="percentage" office:value="0.021359223300971" calcext:value-type="percentage">
            <text:p>2.1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 office:value-type="percentage" office:value="0.02127659574468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 office:value-type="percentage" office:value="0.0213270142180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 office:value-type="percentage" office:value="0.018134715025907" calcext:value-type="percentage">
            <text:p>1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 office:value-type="percentage" office:value="0.02" calcext:value-type="percentage">
            <text:p>2.0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 office:value-type="percentage" office:value="0.021739130434783" calcext:value-type="percentage">
            <text:p>2.1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 office:value-type="percentage" office:value="0.02020202020202" calcext:value-type="percentage">
            <text:p>2.0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35" office:value-type="string" calcext:value-type="string" table:number-columns-spanned="6" table:number-rows-spanned="1">
            <text:p>{<text:span text:style-name="T4">Green</text:span>,Denier} + Weak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 office:value-type="percentage" office:value="0.002603714632876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 office:value-type="percentage" office:value="0.00299043062201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 office:value-type="percentage" office:value="0.00373134328358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 office:value-type="percentage" office:value="0.00384615384615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 office:value-type="percentage" office:value="0.005213764337852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 office:value-type="percentage" office:value="0.006045949214027" calcext:value-type="percentage">
            <text:p>0.6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 office:value-type="percentage" office:value="0.007766990291262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3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office:value-type="percentage" office:value="0.017010935601458" calcext:value-type="percentage">
            <text:p>1.70%</text:p>
          </table:table-cell>
          <table:table-cell table:style-name="ce28" office:value-type="percentage" office:value="0.015969449748308" calcext:value-type="percentage">
            <text:p>1.60%</text:p>
          </table:table-cell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office:value-type="percentage" office:value="0.023923444976077" calcext:value-type="percentage">
            <text:p>2.39%</text:p>
          </table:table-cell>
          <table:table-cell table:style-name="ce28" office:value-type="percentage" office:value="0.022129186602871" calcext:value-type="percentage">
            <text:p>2.21%</text:p>
          </table:table-cell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office:value-type="percentage" office:value="0.028606965174129" calcext:value-type="percentage">
            <text:p>2.86%</text:p>
          </table:table-cell>
          <table:table-cell table:style-name="ce28" office:value-type="percentage" office:value="0.026948590381426" calcext:value-type="percentage">
            <text:p>2.69%</text:p>
          </table:table-cell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36263736263736" calcext:value-type="percentage">
            <text:p>3.63%</text:p>
          </table:table-cell>
          <table:table-cell table:style-name="ce28" office:value-type="percentage" office:value="0.034065934065934" calcext:value-type="percentage">
            <text:p>3.41%</text:p>
          </table:table-cell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office:value-type="percentage" office:value="0.03986013986014" calcext:value-type="percentage">
            <text:p>3.99%</text:p>
          </table:table-cell>
          <table:table-cell table:style-name="ce28" office:value-type="percentage" office:value="0.037762237762238" calcext:value-type="percentage">
            <text:p>3.78%</text:p>
          </table:table-cell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office:value-type="percentage" office:value="0.045454545454546" calcext:value-type="percentage">
            <text:p>4.55%</text:p>
          </table:table-cell>
          <table:table-cell table:style-name="ce28" office:value-type="percentage" office:value="0.042881646655232" calcext:value-type="percentage">
            <text:p>4.29%</text:p>
          </table:table-cell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office:value-type="percentage" office:value="0.046923879040667" calcext:value-type="percentage">
            <text:p>4.69%</text:p>
          </table:table-cell>
          <table:table-cell table:style-name="ce28" office:value-type="percentage" office:value="0.043795620437956" calcext:value-type="percentage">
            <text:p>4.3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office:value-type="percentage" office:value="0.050785973397824" calcext:value-type="percentage">
            <text:p>5.08%</text:p>
          </table:table-cell>
          <table:table-cell table:style-name="ce28" office:value-type="percentage" office:value="0.047158403869408" calcext:value-type="percentage">
            <text:p>4.7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office:value-type="percentage" office:value="0.054945054945055" calcext:value-type="percentage">
            <text:p>5.49%</text:p>
          </table:table-cell>
          <table:table-cell table:style-name="ce28" office:value-type="percentage" office:value="0.050824175824176" calcext:value-type="percentage">
            <text:p>5.08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office:value-type="percentage" office:value="0.058641975308642" calcext:value-type="percentage">
            <text:p>5.86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office:value-type="percentage" office:value="0.063047285464098" calcext:value-type="percentage">
            <text:p>6.30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office:value-type="percentage" office:value="0.064077669902913" calcext:value-type="percentage">
            <text:p>6.4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office:value-type="percentage" office:value="0.068085106382979" calcext:value-type="percentage">
            <text:p>6.81%</text:p>
          </table:table-cell>
          <table:table-cell table:style-name="ce28" office:value-type="percentage" office:value="0.063829787234043" calcext:value-type="percentage">
            <text:p>6.38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office:value-type="percentage" office:value="0.073459715639811" calcext:value-type="percentage">
            <text:p>7.35%</text:p>
          </table:table-cell>
          <table:table-cell table:style-name="ce28" office:value-type="percentage" office:value="0.071090047393365" calcext:value-type="percentage">
            <text:p>7.11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number-columns-repeated="2"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number-columns-repeated="2" table:style-name="ce28" office:value-type="percentage" office:value="0.082857142857143" calcext:value-type="percentage">
            <text:p>8.29%</text:p>
          </table:table-cell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number-columns-repeated="2" table:style-name="ce28" office:value-type="percentage" office:value="0.083850931677019" calcext:value-type="percentage">
            <text:p>8.39%</text:p>
          </table:table-cell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080808080808081" calcext:value-type="percentage">
            <text:p>8.0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081481481481482" calcext:value-type="percentage">
            <text:p>8.1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4">Green</text:span>,Denier} + Strong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number-columns-repeated="2" table:style-name="ce28" office:value-type="percentage" office:value="0.013539316090957" calcext:value-type="percentage">
            <text:p>1.35%</text:p>
          </table:table-cell>
          <table:table-cell table:style-name="ce28" office:value-type="percentage" office:value="0.013365735115431" calcext:value-type="percentage">
            <text:p>1.34%</text:p>
          </table:table-cell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number-columns-repeated="3" table:style-name="ce28" office:value-type="percentage" office:value="0.019437799043062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number-columns-repeated="3" table:style-name="ce28" office:value-type="percentage" office:value="0.023217247097844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number-columns-repeated="3" table:style-name="ce28" office:value-type="percentage" office:value="0.026373626373626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number-columns-repeated="3" table:style-name="ce28" office:value-type="percentage" office:value="0.029370629370629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number-columns-repeated="3" table:style-name="ce28" office:value-type="percentage" office:value="0.03259005145797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number-columns-repeated="3" table:style-name="ce28" office:value-type="percentage" office:value="0.038581856100104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number-columns-repeated="3" table:style-name="ce28" office:value-type="percentage" office:value="0.035066505441354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number-columns-repeated="3" table:style-name="ce28" office:value-type="percentage" office:value="0.038461538461539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number-columns-repeated="3" table:style-name="ce28" office:value-type="percentage" office:value="0.037037037037037" calcext:value-type="percentage">
            <text:p>3.7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number-columns-repeated="3" table:style-name="ce28" office:value-type="percentage" office:value="0.040280210157618" calcext:value-type="percentage">
            <text:p>4.0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number-columns-repeated="3" table:style-name="ce28" office:value-type="percentage" office:value="0.042718446601942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number-columns-repeated="3" table:style-name="ce28" office:value-type="percentage" office:value="0.04042553191489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number-columns-repeated="3" table:style-name="ce28" office:value-type="percentage" office:value="0.042654028436019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number-columns-repeated="3" table:style-name="ce28" office:value-type="percentage" office:value="0.044041450777202" calcext:value-type="percentage">
            <text:p>4.4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number-columns-repeated="3" table:style-name="ce28" office:value-type="percentage" office:value="0.042857142857143" calcext:value-type="percentage">
            <text:p>4.2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number-columns-repeated="3" table:style-name="ce28" office:value-type="percentage" office:value="0.046583850931677" calcext:value-type="percentage">
            <text:p>4.6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number-columns-repeated="3" table:style-name="ce28" office:value-type="percentage" office:value="0.047138047138047" calcext:value-type="percentage">
            <text:p>4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number-columns-repeated="3" table:style-name="ce28" office:value-type="percentage" office:value="0.051851851851852" calcext:value-type="percentage">
            <text:p>5.1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WK" table:style-name="ta1">
        <table:shapes>
          <draw:frame draw:z-index="0" draw:style-name="gr1" draw:text-style-name="P1" svg:width="15.999cm" svg:height="8.999cm" svg:x="20.258cm" svg:y="0.631cm">
            <draw:object draw:notify-on-update-of-ranges="'CAUSE-WK'.A1:'CAUSE-WK'.A1 'CAUSE-WK'.A2:'CAUSE-WK'.A21 'CAUSE-WK'.C1:'CAUSE-WK'.C1 'CAUSE-WK'.C2:'CAUSE-WK'.C21 'CAUSE-WK'.D1:'CAUSE-WK'.D1 'CAUSE-WK'.D2:'CAUSE-WK'.D21 'CAUSE-WK'.E1:'CAUSE-WK'.E1 'CAUSE-WK'.E2:'CAUSE-WK'.E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3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5760" calcext:value-type="float">
            <text:p>5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43" calcext:value-type="float">
            <text:p>3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411" calcext:value-type="float">
            <text:p>2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819" calcext:value-type="float">
            <text:p>1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429" calcext:value-type="float">
            <text:p>1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165" calcext:value-type="float">
            <text:p>1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29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4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 office:value-type="percentage" office:value="0.002603714632876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 office:value-type="percentage" office:value="0.00299043062201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 office:value-type="percentage" office:value="0.00373134328358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 office:value-type="percentage" office:value="0.00384615384615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 office:value-type="percentage" office:value="0.005213764337852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 office:value-type="percentage" office:value="0.006045949214027" calcext:value-type="percentage">
            <text:p>0.6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 office:value-type="percentage" office:value="0.007766990291262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ST" table:style-name="ta1"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3">Denier</text:span>} + {Weak,Strong}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8229166666667" calcext:value-type="percentage">
            <text:p>1.82%</text:p>
          </table:table-cell>
          <table:table-cell table:style-name="ce28"/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482799880347" calcext:value-type="percentage">
            <text:p>2.48%</text:p>
          </table:table-cell>
          <table:table-cell table:style-name="ce28"/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448361675653" calcext:value-type="percentage">
            <text:p>2.94%</text:p>
          </table:table-cell>
          <table:table-cell table:style-name="ce28"/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383177570094" calcext:value-type="percentage">
            <text:p>3.74%</text:p>
          </table:table-cell>
          <table:table-cell table:style-name="ce28"/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1287613715885" calcext:value-type="percentage">
            <text:p>4.13%</text:p>
          </table:table-cell>
          <table:table-cell table:style-name="ce28"/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7210300429185" calcext:value-type="percentage">
            <text:p>4.72%</text:p>
          </table:table-cell>
          <table:table-cell table:style-name="ce28"/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9060542797495" calcext:value-type="percentage">
            <text:p>4.91%</text:p>
          </table:table-cell>
          <table:table-cell table:style-name="ce28"/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3268765133172" calcext:value-type="percentage">
            <text:p>5.33%</text:p>
          </table:table-cell>
          <table:table-cell table:style-name="ce28"/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777166437414" calcext:value-type="percentage">
            <text:p>5.78%</text:p>
          </table:table-cell>
          <table:table-cell table:style-name="ce28"/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1823802163833" calcext:value-type="percentage">
            <text:p>6.18%</text:p>
          </table:table-cell>
          <table:table-cell table:style-name="ce28"/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6666666666667" calcext:value-type="percentage">
            <text:p>6.67%</text:p>
          </table:table-cell>
          <table:table-cell table:style-name="ce28"/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8093385214008" calcext:value-type="percentage">
            <text:p>6.81%</text:p>
          </table:table-cell>
          <table:table-cell table:style-name="ce28"/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2494669509595" calcext:value-type="percentage">
            <text:p>7.25%</text:p>
          </table:table-cell>
          <table:table-cell table:style-name="ce28"/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8384798099763" calcext:value-type="percentage">
            <text:p>7.84%</text:p>
          </table:table-cell>
          <table:table-cell table:style-name="ce28"/>
          <table:table-cell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0519480519481" calcext:value-type="percentage">
            <text:p>8.05%</text:p>
          </table:table-cell>
          <table:table-cell table:style-name="ce28"/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8825214899714" calcext:value-type="percentage">
            <text:p>8.88%</text:p>
          </table:table-cell>
          <table:table-cell table:style-name="ce28"/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90342679127726" calcext:value-type="percentage">
            <text:p>9.03%</text:p>
          </table:table-cell>
          <table:table-cell table:style-name="ce28"/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8445945945946" calcext:value-type="percentage">
            <text:p>8.45%</text:p>
          </table:table-cell>
          <table:table-cell table:style-name="ce28"/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550185873606" calcext:value-type="percentage">
            <text:p>8.55%</text:p>
          </table:table-cell>
          <table:table-cell table:style-name="ce28"/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29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4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3539316090957" calcext:value-type="percentage">
            <text:p>1.35%</text:p>
          </table:table-cell>
          <table:table-cell table:style-name="ce28"/>
          <table:table-cell table:style-name="ce28" office:value-type="percentage" office:value="0.013365735115431" calcext:value-type="percentage">
            <text:p>1.34%</text:p>
          </table:table-cell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3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CO2A</text:p>
          </table:table-cell>
          <table:table-cell table:style-name="ce24" office:value-type="string" calcext:value-type="string">
            <text:p>GrnWkCO2A</text:p>
          </table:table-cell>
          <table:table-cell table:style-name="ce24" office:value-type="string" calcext:value-type="string">
            <text:p>DnrWkCO2A</text:p>
          </table:table-cell>
          <table:table-cell table:style-name="ce25" office:value-type="string" calcext:value-type="string">
            <text:p>StrCO2A</text:p>
          </table:table-cell>
          <table:table-cell table:style-name="ce24" office:value-type="string" calcext:value-type="string">
            <text:p>StrCO2A(AB)</text:p>
          </table:table-cell>
          <table:table-cell table:style-name="ce24" office:value-type="string" calcext:value-type="string">
            <text:p>GrnStrCO2A</text:p>
          </table:table-cell>
          <table:table-cell table:style-name="ce29" office:value-type="string" calcext:value-type="string">
            <text:p>DnrStrCO2A</text:p>
          </table:table-cell>
          <table:table-cell table:style-name="ce30" office:value-type="string" calcext:value-type="string" table:number-columns-spanned="6" table:number-rows-spanned="1">
            <text:p>{Green,<text:span text:style-name="T3">Denier</text:span>} + {Weak,Strong}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11109182433605" calcext:value-type="percentage">
            <text:p>1.11%</text:p>
          </table:table-cell>
          <table:table-cell table:style-name="ce28" office:value-type="percentage" office:value="0.001909390730776" calcext:value-type="percentage">
            <text:p>0.19%</text:p>
          </table:table-cell>
          <table:table-cell office:value-type="percentage" office:value="0.004860267314702" calcext:value-type="percentage">
            <text:p>0.49%</text:p>
          </table:table-cell>
          <table:table-cell table:style-name="ce28" office:value-type="percentage" office:value="0.004686686339177" calcext:value-type="percentage">
            <text:p>0.47%</text:p>
          </table:table-cell>
          <table:table-cell table:style-name="ce28" office:value-type="percentage" office:value="0.003471619510502" calcext:value-type="percentage">
            <text:p>0.35%</text:p>
          </table:table-cell>
          <table:table-cell table:style-name="ce28" office:value-type="percentage" office:value="0.000867904877625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019736842105263" calcext:value-type="percentage">
            <text:p>1.97%</text:p>
          </table:table-cell>
          <table:table-cell office:value-type="percentage" office:value="0.016746411483254" calcext:value-type="percentage">
            <text:p>1.67%</text:p>
          </table:table-cell>
          <table:table-cell table:style-name="ce28" office:value-type="percentage" office:value="0.002392344497608" calcext:value-type="percentage">
            <text:p>0.24%</text:p>
          </table:table-cell>
          <table:table-cell office:value-type="percentage" office:value="0.007177033492823" calcext:value-type="percentage">
            <text:p>0.72%</text:p>
          </table:table-cell>
          <table:table-cell table:style-name="ce28" office:value-type="percentage" office:value="0.006877990430622" calcext:value-type="percentage">
            <text:p>0.69%</text:p>
          </table:table-cell>
          <table:table-cell table:style-name="ce28" office:value-type="percentage" office:value="0.005382775119617" calcext:value-type="percentage">
            <text:p>0.54%</text:p>
          </table:table-cell>
          <table:table-cell table:style-name="ce28" office:value-type="percentage" office:value="0.001196172248804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024875621890547" calcext:value-type="percentage">
            <text:p>2.49%</text:p>
          </table:table-cell>
          <table:table-cell office:value-type="percentage" office:value="0.021144278606965" calcext:value-type="percentage">
            <text:p>2.11%</text:p>
          </table:table-cell>
          <table:table-cell table:style-name="ce28" office:value-type="percentage" office:value="0.003316749585406" calcext:value-type="percentage">
            <text:p>0.33%</text:p>
          </table:table-cell>
          <table:table-cell office:value-type="percentage" office:value="0.009121061359867" calcext:value-type="percentage">
            <text:p>0.91%</text:p>
          </table:table-cell>
          <table:table-cell table:style-name="ce28" office:value-type="percentage" office:value="0.008706467661692" calcext:value-type="percentage">
            <text:p>0.87%</text:p>
          </table:table-cell>
          <table:table-cell table:style-name="ce28" office:value-type="percentage" office:value="0.007048092868988" calcext:value-type="percentage">
            <text:p>0.70%</text:p>
          </table:table-cell>
          <table:table-cell table:style-name="ce28" office:value-type="percentage" office:value="0.001658374792703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028021978021978" calcext:value-type="percentage">
            <text:p>2.80%</text:p>
          </table:table-cell>
          <table:table-cell office:value-type="percentage" office:value="0.023076923076923" calcext:value-type="percentage">
            <text:p>2.31%</text:p>
          </table:table-cell>
          <table:table-cell table:style-name="ce28" office:value-type="percentage" office:value="0.004395604395604" calcext:value-type="percentage">
            <text:p>0.44%</text:p>
          </table:table-cell>
          <table:table-cell office:value-type="percentage" office:value="0.00989010989011" calcext:value-type="percentage">
            <text:p>0.99%</text:p>
          </table:table-cell>
          <table:table-cell table:style-name="ce28" office:value-type="percentage" office:value="0.009340659340659" calcext:value-type="percentage">
            <text:p>0.93%</text:p>
          </table:table-cell>
          <table:table-cell table:style-name="ce28" office:value-type="percentage" office:value="0.007142857142857" calcext:value-type="percentage">
            <text:p>0.71%</text:p>
          </table:table-cell>
          <table:table-cell table:style-name="ce28" office:value-type="percentage" office:value="0.002197802197802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034265734265734" calcext:value-type="percentage">
            <text:p>3.43%</text:p>
          </table:table-cell>
          <table:table-cell office:value-type="percentage" office:value="0.027972027972028" calcext:value-type="percentage">
            <text:p>2.80%</text:p>
          </table:table-cell>
          <table:table-cell table:style-name="ce28" office:value-type="percentage" office:value="0.005594405594406" calcext:value-type="percentage">
            <text:p>0.56%</text:p>
          </table:table-cell>
          <table:table-cell office:value-type="percentage" office:value="0.012587412587413" calcext:value-type="percentage">
            <text:p>1.26%</text:p>
          </table:table-cell>
          <table:table-cell table:style-name="ce28" office:value-type="percentage" office:value="0.011888111888112" calcext:value-type="percentage">
            <text:p>1.19%</text:p>
          </table:table-cell>
          <table:table-cell table:style-name="ce28" office:value-type="percentage" office:value="0.009090909090909" calcext:value-type="percentage">
            <text:p>0.91%</text:p>
          </table:table-cell>
          <table:table-cell table:style-name="ce28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038593481989708" calcext:value-type="percentage">
            <text:p>3.86%</text:p>
          </table:table-cell>
          <table:table-cell office:value-type="percentage" office:value="0.031732418524871" calcext:value-type="percentage">
            <text:p>3.17%</text:p>
          </table:table-cell>
          <table:table-cell table:style-name="ce28" office:value-type="percentage" office:value="0.006003430531732" calcext:value-type="percentage">
            <text:p>0.60%</text:p>
          </table:table-cell>
          <table:table-cell office:value-type="percentage" office:value="0.013722126929674" calcext:value-type="percentage">
            <text:p>1.37%</text:p>
          </table:table-cell>
          <table:table-cell table:style-name="ce28" office:value-type="percentage" office:value="0.01286449399657" calcext:value-type="percentage">
            <text:p>1.29%</text:p>
          </table:table-cell>
          <table:table-cell table:style-name="ce28" office:value-type="percentage" office:value="0.010291595197256" calcext:value-type="percentage">
            <text:p>1.03%</text:p>
          </table:table-cell>
          <table:table-cell table:style-name="ce28" office:value-type="percentage" office:value="0.002572898799314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042752867570386" calcext:value-type="percentage">
            <text:p>4.28%</text:p>
          </table:table-cell>
          <table:table-cell office:value-type="percentage" office:value="0.035453597497393" calcext:value-type="percentage">
            <text:p>3.55%</text:p>
          </table:table-cell>
          <table:table-cell table:style-name="ce28" office:value-type="percentage" office:value="0.006256517205422" calcext:value-type="percentage">
            <text:p>0.63%</text:p>
          </table:table-cell>
          <table:table-cell office:value-type="percentage" office:value="0.015641293013556" calcext:value-type="percentage">
            <text:p>1.56%</text:p>
          </table:table-cell>
          <table:table-cell table:style-name="ce28" office:value-type="percentage" office:value="0.014598540145985" calcext:value-type="percentage">
            <text:p>1.46%</text:p>
          </table:table-cell>
          <table:table-cell table:style-name="ce28" office:value-type="percentage" office:value="0.011470281543274" calcext:value-type="percentage">
            <text:p>1.15%</text:p>
          </table:table-cell>
          <table:table-cell table:style-name="ce28" office:value-type="percentage" office:value="0.00312825860271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045949214026602" calcext:value-type="percentage">
            <text:p>4.59%</text:p>
          </table:table-cell>
          <table:table-cell office:value-type="percentage" office:value="0.039903264812576" calcext:value-type="percentage">
            <text:p>3.99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office:value-type="percentage" office:value="0.016928657799275" calcext:value-type="percentage">
            <text:p>1.69%</text:p>
          </table:table-cell>
          <table:table-cell table:style-name="ce28" office:value-type="percentage" office:value="0.016928657799275" calcext:value-type="percentage">
            <text:p>1.69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table:style-name="ce28" office:value-type="percentage" office:value="0.003627569528416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050824175824176" calcext:value-type="percentage">
            <text:p>5.08%</text:p>
          </table:table-cell>
          <table:table-cell office:value-type="percentage" office:value="0.04532967032967" calcext:value-type="percentage">
            <text:p>4.5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office:value-type="percentage" office:value="0.017857142857143" calcext:value-type="percentage">
            <text:p>1.79%</text:p>
          </table:table-cell>
          <table:table-cell table:style-name="ce28" office:value-type="percentage" office:value="0.017857142857143" calcext:value-type="percentage">
            <text:p>1.79%</text:p>
          </table:table-cell>
          <table:table-cell table:style-name="ce28" office:value-type="percentage" office:value="0.013736263736264" calcext:value-type="percentage">
            <text:p>1.37%</text:p>
          </table:table-cell>
          <table:table-cell table:style-name="ce28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054012345679012" calcext:value-type="percentage">
            <text:p>5.40%</text:p>
          </table:table-cell>
          <table:table-cell office:value-type="percentage" office:value="0.04783950617284" calcext:value-type="percentage">
            <text:p>4.78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office:value-type="percentage" office:value="0.020061728395062" calcext:value-type="percentage">
            <text:p>2.01%</text:p>
          </table:table-cell>
          <table:table-cell table:style-name="ce28" office:value-type="percentage" office:value="0.020061728395062" calcext:value-type="percentage">
            <text:p>2.01%</text:p>
          </table:table-cell>
          <table:table-cell table:style-name="ce28" office:value-type="percentage" office:value="0.015432098765432" calcext:value-type="percentage">
            <text:p>1.54%</text:p>
          </table:table-cell>
          <table:table-cell table:style-name="ce28" office:value-type="percentage" office:value="0.003086419753086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052539404553415" calcext:value-type="percentage">
            <text:p>5.25%</text:p>
          </table:table-cell>
          <table:table-cell office:value-type="percentage" office:value="0.04553415061296" calcext:value-type="percentage">
            <text:p>4.55%</text:p>
          </table:table-cell>
          <table:table-cell table:style-name="ce28" office:value-type="percentage" office:value="0.005253940455342" calcext:value-type="percentage">
            <text:p>0.53%</text:p>
          </table:table-cell>
          <table:table-cell office:value-type="percentage" office:value="0.017513134851138" calcext:value-type="percentage">
            <text:p>1.75%</text:p>
          </table:table-cell>
          <table:table-cell table:style-name="ce28" office:value-type="percentage" office:value="0.017513134851138" calcext:value-type="percentage">
            <text:p>1.75%</text:p>
          </table:table-cell>
          <table:table-cell table:style-name="ce28" office:value-type="percentage" office:value="0.012259194395797" calcext:value-type="percentage">
            <text:p>1.23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058252427184466" calcext:value-type="percentage">
            <text:p>5.83%</text:p>
          </table:table-cell>
          <table:table-cell office:value-type="percentage" office:value="0.050485436893204" calcext:value-type="percentage">
            <text:p>5.05%</text:p>
          </table:table-cell>
          <table:table-cell table:style-name="ce28" office:value-type="percentage" office:value="0.005825242718447" calcext:value-type="percentage">
            <text:p>0.58%</text:p>
          </table:table-cell>
          <table:table-cell office:value-type="percentage" office:value="0.019417475728155" calcext:value-type="percentage">
            <text:p>1.94%</text:p>
          </table:table-cell>
          <table:table-cell table:style-name="ce28" office:value-type="percentage" office:value="0.019417475728155" calcext:value-type="percentage">
            <text:p>1.94%</text:p>
          </table:table-cell>
          <table:table-cell table:style-name="ce28" office:value-type="percentage" office:value="0.013592233009709" calcext:value-type="percentage">
            <text:p>1.36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061702127659575" calcext:value-type="percentage">
            <text:p>6.17%</text:p>
          </table:table-cell>
          <table:table-cell office:value-type="percentage" office:value="0.053191489361702" calcext:value-type="percentage">
            <text:p>5.32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office:value-type="percentage" office:value="0.019148936170213" calcext:value-type="percentage">
            <text:p>1.91%</text:p>
          </table:table-cell>
          <table:table-cell table:style-name="ce28" office:value-type="percentage" office:value="0.019148936170213" calcext:value-type="percentage">
            <text:p>1.91%</text:p>
          </table:table-cell>
          <table:table-cell table:style-name="ce28" office:value-type="percentage" office:value="0.012765957446809" calcext:value-type="percentage">
            <text:p>1.28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061611374407583" calcext:value-type="percentage">
            <text:p>6.16%</text:p>
          </table:table-cell>
          <table:table-cell office:value-type="percentage" office:value="0.056872037914692" calcext:value-type="percentage">
            <text:p>5.6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office:value-type="percentage" office:value="0.018957345971564" calcext:value-type="percentage">
            <text:p>1.90%</text:p>
          </table:table-cell>
          <table:table-cell table:style-name="ce28" office:value-type="percentage" office:value="0.018957345971564" calcext:value-type="percentage">
            <text:p>1.90%</text:p>
          </table:table-cell>
          <table:table-cell table:style-name="ce28" office:value-type="percentage" office:value="0.014218009478673" calcext:value-type="percentage">
            <text:p>1.4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067357512953368" calcext:value-type="percentage">
            <text:p>6.74%</text:p>
          </table:table-cell>
          <table:table-cell office:value-type="percentage" office:value="0.062176165803109" calcext:value-type="percentage">
            <text:p>6.2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office:value-type="percentage" office:value="0.020725388601036" calcext:value-type="percentage">
            <text:p>2.07%</text:p>
          </table:table-cell>
          <table:table-cell table:style-name="ce28" office:value-type="percentage" office:value="0.020725388601036" calcext:value-type="percentage">
            <text:p>2.07%</text:p>
          </table:table-cell>
          <table:table-cell table:style-name="ce28" office:value-type="percentage" office:value="0.015544041450777" calcext:value-type="percentage">
            <text:p>1.55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068571428571429" calcext:value-type="percentage">
            <text:p>6.86%</text:p>
          </table:table-cell>
          <table:table-cell office:value-type="percentage" office:value="0.062857142857143" calcext:value-type="percentage">
            <text:p>6.29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office:value-type="percentage" office:value="0.022857142857143" calcext:value-type="percentage">
            <text:p>2.29%</text:p>
          </table:table-cell>
          <table:table-cell table:style-name="ce28" office:value-type="percentage" office:value="0.022857142857143" calcext:value-type="percentage">
            <text:p>2.29%</text:p>
          </table:table-cell>
          <table:table-cell table:style-name="ce28" office:value-type="percentage" office:value="0.017142857142857" calcext:value-type="percentage">
            <text:p>1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071428571428572" calcext:value-type="percentage">
            <text:p>7.14%</text:p>
          </table:table-cell>
          <table:table-cell office:value-type="percentage" office:value="0.065217391304348" calcext:value-type="percentage">
            <text:p>6.5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office:value-type="percentage" office:value="0.021739130434783" calcext:value-type="percentage">
            <text:p>2.17%</text:p>
          </table:table-cell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74074074074074" calcext:value-type="percentage">
            <text:p>7.41%</text:p>
          </table:table-cell>
          <table:table-cell office:value-type="percentage" office:value="0.070707070707071" calcext:value-type="percentage">
            <text:p>7.07%</text:p>
          </table:table-cell>
          <table:table-cell table:style-name="ce28" office:value-type="percentage" office:value="0.003367003367003" calcext:value-type="percentage">
            <text:p>0.34%</text:p>
          </table:table-cell>
          <table:table-cell office:value-type="percentage" office:value="0.02020202020202" calcext:value-type="percentage">
            <text:p>2.02%</text:p>
          </table:table-cell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table:style-name="ce28" office:value-type="percentage" office:value="0.003367003367003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07037037037037" calcext:value-type="percentage">
            <text:p>7.04%</text:p>
          </table:table-cell>
          <table:table-cell office:value-type="percentage" office:value="0.066666666666667" calcext:value-type="percentage">
            <text:p>6.67%</text:p>
          </table:table-cell>
          <table:table-cell table:style-name="ce28" office:value-type="percentage" office:value="0.003703703703704" calcext:value-type="percentage">
            <text:p>0.37%</text:p>
          </table:table-cell>
          <table:table-cell office:value-type="percentage" office:value="0.022222222222222" calcext:value-type="percentage">
            <text:p>2.22%</text:p>
          </table:table-cell>
          <table:table-cell table:style-name="ce28" office:value-type="percentage" office:value="0.022222222222222" calcext:value-type="percentage">
            <text:p>2.22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03703703703704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37"/>
          <table:table-cell table:style-name="ce37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3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GA</text:p>
          </table:table-cell>
          <table:table-cell table:style-name="ce24" office:value-type="string" calcext:value-type="string">
            <text:p>GrnWkEGA</text:p>
          </table:table-cell>
          <table:table-cell table:style-name="ce24" office:value-type="string" calcext:value-type="string">
            <text:p>DnrWkEGA</text:p>
          </table:table-cell>
          <table:table-cell table:style-name="ce25" office:value-type="string" calcext:value-type="string">
            <text:p>StrEGA</text:p>
          </table:table-cell>
          <table:table-cell table:style-name="ce24" office:value-type="string" calcext:value-type="string">
            <text:p>StrEGA(AB)</text:p>
          </table:table-cell>
          <table:table-cell table:style-name="ce24" office:value-type="string" calcext:value-type="string">
            <text:p>GrnStrEGA</text:p>
          </table:table-cell>
          <table:table-cell table:style-name="ce29" office:value-type="string" calcext:value-type="string">
            <text:p>DnrStrEGA</text:p>
          </table:table-cell>
          <table:table-cell table:style-name="ce35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13886478042007" calcext:value-type="percentage">
            <text:p>1.39%</text:p>
          </table:table-cell>
          <table:table-cell office:value-type="percentage" office:value="0.013365735115431" calcext:value-type="percentage">
            <text:p>1.34%</text:p>
          </table:table-cell>
          <table:table-cell office:value-type="percentage" office:value="0.000173580975525" calcext:value-type="percentage">
            <text:p>0.02%</text:p>
          </table:table-cell>
          <table:table-cell table:number-columns-repeated="2" office:value-type="percentage" office:value="0.008679048776254" calcext:value-type="percentage">
            <text:p>0.87%</text:p>
          </table:table-cell>
          <table:table-cell office:value-type="percentage" office:value="0.008331886825204" calcext:value-type="percentage">
            <text:p>0.8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18540669856459" calcext:value-type="percentage">
            <text:p>1.85%</text:p>
          </table:table-cell>
          <table:table-cell office:value-type="percentage" office:value="0.017643540669857" calcext:value-type="percentage">
            <text:p>1.76%</text:p>
          </table:table-cell>
          <table:table-cell office:value-type="percentage" office:value="0.000299043062201" calcext:value-type="percentage">
            <text:p>0.03%</text:p>
          </table:table-cell>
          <table:table-cell table:number-columns-repeated="2" office:value-type="percentage" office:value="0.011662679425837" calcext:value-type="percentage">
            <text:p>1.17%</text:p>
          </table:table-cell>
          <table:table-cell office:value-type="percentage" office:value="0.011064593301435" calcext:value-type="percentage">
            <text:p>1.1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22388059701493" calcext:value-type="percentage">
            <text:p>2.24%</text:p>
          </table:table-cell>
          <table:table-cell office:value-type="percentage" office:value="0.021558872305141" calcext:value-type="percentage">
            <text:p>2.16%</text:p>
          </table:table-cell>
          <table:table-cell office:value-type="percentage" office:value="0.000414593698176" calcext:value-type="percentage">
            <text:p>0.04%</text:p>
          </table:table-cell>
          <table:table-cell table:number-columns-repeated="2" office:value-type="percentage" office:value="0.014510779436153" calcext:value-type="percentage">
            <text:p>1.45%</text:p>
          </table:table-cell>
          <table:table-cell office:value-type="percentage" office:value="0.014096185737977" calcext:value-type="percentage">
            <text:p>1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025824175824176" calcext:value-type="percentage">
            <text:p>2.58%</text:p>
          </table:table-cell>
          <table:table-cell office:value-type="percentage" office:value="0.025274725274725" calcext:value-type="percentage">
            <text:p>2.5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8131868131868" calcext:value-type="percentage">
            <text:p>1.81%</text:p>
          </table:table-cell>
          <table:table-cell office:value-type="percentage" office:value="0.017582417582418" calcext:value-type="percentage">
            <text:p>1.7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028671328671329" calcext:value-type="percentage">
            <text:p>2.87%</text:p>
          </table:table-cell>
          <table:table-cell office:value-type="percentage" office:value="0.027972027972028" calcext:value-type="percentage">
            <text:p>2.8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958041958042" calcext:value-type="percentage">
            <text:p>1.96%</text:p>
          </table:table-cell>
          <table:table-cell office:value-type="percentage" office:value="0.018881118881119" calcext:value-type="percentage">
            <text:p>1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33447684391081" calcext:value-type="percentage">
            <text:p>3.34%</text:p>
          </table:table-cell>
          <table:table-cell office:value-type="percentage" office:value="0.032590051457976" calcext:value-type="percentage">
            <text:p>3.26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156089193825" calcext:value-type="percentage">
            <text:p>2.32%</text:p>
          </table:table-cell>
          <table:table-cell office:value-type="percentage" office:value="0.022298456260721" calcext:value-type="percentage">
            <text:p>2.2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3368091762252" calcext:value-type="percentage">
            <text:p>3.34%</text:p>
          </table:table-cell>
          <table:table-cell office:value-type="percentage" office:value="0.032325338894682" calcext:value-type="percentage">
            <text:p>3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983315954119" calcext:value-type="percentage">
            <text:p>2.40%</text:p>
          </table:table-cell>
          <table:table-cell office:value-type="percentage" office:value="0.022940563086549" calcext:value-type="percentage">
            <text:p>2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percentage" office:value="0.03627569528416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392986698912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percentage" office:value="0.038461538461539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098901098901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percentage" office:value="0.040123456790124" calcext:value-type="percentage">
            <text:p>4.0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20987654321" calcext:value-type="percentage">
            <text:p>2.9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percentage" office:value="0.043782837127846" calcext:value-type="percentage">
            <text:p>4.3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23642732049" calcext:value-type="percentage">
            <text:p>3.1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percentage" office:value="0.048543689320388" calcext:value-type="percentage">
            <text:p>4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9514563106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percentage" office:value="0.046808510638298" calcext:value-type="percentage">
            <text:p>4.6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042553191489" calcext:value-type="percentage">
            <text:p>3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percentage" office:value="0.049763033175356" calcext:value-type="percentage">
            <text:p>4.9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545023696683" calcext:value-type="percentage">
            <text:p>3.5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percentage" office:value="0.05440414507772" calcext:value-type="percentage">
            <text:p>5.4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860103626943" calcext:value-type="percentage">
            <text:p>3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857142857143" calcext:value-type="percentage">
            <text:p>4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percentage" office:value="0.062111801242236" calcext:value-type="percentage">
            <text:p>6.2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583850931677" calcext:value-type="percentage">
            <text:p>4.6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percentage" office:value="0.067340067340067" calcext:value-type="percentage">
            <text:p>6.7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505050505051" calcext:value-type="percentage">
            <text:p>5.0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percentage" office:value="0.07037037037037" calcext:value-type="percentage">
            <text:p>7.0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555555555556" calcext:value-type="percentage">
            <text:p>5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3">Denier</text:span>} + {Weak,Strong}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 office:value-type="percentage" office:value="0.016447368421053" calcext:value-type="percentage">
            <text:p>1.64%</text:p>
          </table:table-cell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 office:value-type="percentage" office:value="0.022527472527473" calcext:value-type="percentage">
            <text:p>2.25%</text:p>
          </table:table-cell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 office:value-type="percentage" office:value="0.023076923076923" calcext:value-type="percentage">
            <text:p>2.31%</text:p>
          </table:table-cell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3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 office:value-type="percentage" office:value="0.014754382919632" calcext:value-type="percentage">
            <text:p>1.48%</text:p>
          </table:table-cell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 office:value-type="percentage" office:value="0.017942583732058" calcext:value-type="percentage">
            <text:p>1.79%</text:p>
          </table:table-cell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 office:value-type="percentage" office:value="0.021144278606965" calcext:value-type="percentage">
            <text:p>2.11%</text:p>
          </table:table-cell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 office:value-type="percentage" office:value="0.023626373626374" calcext:value-type="percentage">
            <text:p>2.36%</text:p>
          </table:table-cell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 office:value-type="percentage" office:value="0.023776223776224" calcext:value-type="percentage">
            <text:p>2.38%</text:p>
          </table:table-cell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GREEN" table:style-name="ta1">
        <table:shapes>
          <draw:frame draw:z-index="0" draw:style-name="gr1" draw:text-style-name="P1" svg:width="16.01cm" svg:height="8.999cm" svg:x="20.451cm" svg:y="0.6cm">
            <draw:object draw:notify-on-update-of-ranges="GREEN.A2:GREEN.A21 GREEN.B1:GREEN.B1 GREEN.B2:GREEN.B21 GREEN.C1:GREEN.C1 GREEN.C2:GREEN.C21 GREEN.D1:GREEN.D1 GREEN.D2:GREEN.D21 GREEN.E1:GREEN.E1 GREEN.E2:GREEN.E21 GREEN.F1:GREEN.F1 GREEN.F2:GREEN.F21 GREEN.G1:GREEN.G1 GREEN.G2:GREEN.G21 GREEN.H1:GREEN.H1 GREEN.H2:GREEN.H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GREEN.A25:GREEN.A44 GREEN.B24:GREEN.B24 GREEN.B25:GREEN.B44 GREEN.C24:GREEN.C24 GREEN.C25:GREEN.C44 GREEN.D24:GREEN.D24 GREEN.D25:GREEN.D44 GREEN.E24:GREEN.E24 GREEN.E25:GREEN.E44 GREEN.F24:GREEN.F24 GREEN.F25:GREEN.F44 GREEN.G24:GREEN.G24 GREEN.G25:GREEN.G44 GREEN.H24:GREEN.H24 GREEN.H25:GREEN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3">Denier</text:span>} + {Weak,Strong}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/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/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/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/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/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/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/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/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/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/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/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/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/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/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/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/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/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/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/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table:number-columns-repeated="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3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/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/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/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/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/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/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/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/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/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/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/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/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/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/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/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/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/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/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/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DENIER" table:style-name="ta1">
        <table:shapes>
          <draw:frame draw:z-index="0" draw:style-name="gr1" draw:text-style-name="P1" svg:width="16.01cm" svg:height="8.999cm" svg:x="20.451cm" svg:y="0.6cm">
            <draw:object draw:notify-on-update-of-ranges="DENIER.A2:DENIER.A21 DENIER.B1:DENIER.B1 DENIER.B2:DENIER.B21 DENIER.E1:DENIER.E1 DENIER.E2:DENIER.E21 DENIER.H1:DENIER.H1 DENIER.H2:DENIER.H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DENIER.A25:DENIER.A44 DENIER.B24:DENIER.B24 DENIER.B25:DENIER.B44 DENIER.E24:DENIER.E24 DENIER.E25:DENIER.E44 DENIER.H24:DENIER.H24 DENIER.H25:DENIER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IGA1</text:p>
          </table:table-cell>
          <table:table-cell table:style-name="ce25"/>
          <table:table-cell table:style-name="ce24"/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3">Denier</text:span>} + {Weak,Strong}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2"/>
          <table:table-cell office:value-type="percentage" office:value="0.013539316090957" calcext:value-type="percentage">
            <text:p>1.35%</text:p>
          </table:table-cell>
          <table:table-cell table:number-columns-repeated="2"/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2"/>
          <table:table-cell office:value-type="percentage" office:value="0.016447368421053" calcext:value-type="percentage">
            <text:p>1.64%</text:p>
          </table:table-cell>
          <table:table-cell table:number-columns-repeated="2"/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2"/>
          <table:table-cell office:value-type="percentage" office:value="0.0191" calcext:value-type="percentage">
            <text:p>1.91%</text:p>
          </table:table-cell>
          <table:table-cell table:number-columns-repeated="2"/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percentage" office:value="0.022527472527473" calcext:value-type="percentage">
            <text:p>2.25%</text:p>
          </table:table-cell>
          <table:table-cell table:number-columns-repeated="2"/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2"/>
          <table:table-cell office:value-type="percentage" office:value="0.023076923076923" calcext:value-type="percentage">
            <text:p>2.31%</text:p>
          </table:table-cell>
          <table:table-cell table:number-columns-repeated="2"/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2"/>
          <table:table-cell office:value-type="percentage" office:value="0.025728987993139" calcext:value-type="percentage">
            <text:p>2.57%</text:p>
          </table:table-cell>
          <table:table-cell table:number-columns-repeated="2"/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percentage" office:value="0.028154327424401" calcext:value-type="percentage">
            <text:p>2.82%</text:p>
          </table:table-cell>
          <table:table-cell table:number-columns-repeated="2"/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percentage" office:value="0.026602176541717" calcext:value-type="percentage">
            <text:p>2.66%</text:p>
          </table:table-cell>
          <table:table-cell table:number-columns-repeated="2"/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percentage" office:value="0.027472527472528" calcext:value-type="percentage">
            <text:p>2.75%</text:p>
          </table:table-cell>
          <table:table-cell table:number-columns-repeated="2"/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percentage" office:value="0.029320987654321" calcext:value-type="percentage">
            <text:p>2.93%</text:p>
          </table:table-cell>
          <table:table-cell table:number-columns-repeated="2"/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percentage" office:value="0.029772329246935" calcext:value-type="percentage">
            <text:p>2.98%</text:p>
          </table:table-cell>
          <table:table-cell table:number-columns-repeated="2"/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percentage" office:value="0.029126213592233" calcext:value-type="percentage">
            <text:p>2.91%</text:p>
          </table:table-cell>
          <table:table-cell table:number-columns-repeated="2"/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percentage" office:value="0.029787234042553" calcext:value-type="percentage">
            <text:p>2.98%</text:p>
          </table:table-cell>
          <table:table-cell table:number-columns-repeated="2"/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percentage" office:value="0.028436018957346" calcext:value-type="percentage">
            <text:p>2.84%</text:p>
          </table:table-cell>
          <table:table-cell table:number-columns-repeated="2"/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percentage" office:value="0.025906735751295" calcext:value-type="percentage">
            <text:p>2.59%</text:p>
          </table:table-cell>
          <table:table-cell table:number-columns-repeated="2"/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percentage" office:value="0.028571428571429" calcext:value-type="percentage">
            <text:p>2.86%</text:p>
          </table:table-cell>
          <table:table-cell table:number-columns-repeated="2"/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percentage" office:value="0.031055900621118" calcext:value-type="percentage">
            <text:p>3.11%</text:p>
          </table:table-cell>
          <table:table-cell table:number-columns-repeated="2"/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/>
          <table:table-cell office:value-type="percentage" office:value="0.03030303030303" calcext:value-type="percentage">
            <text:p>3.03%</text:p>
          </table:table-cell>
          <table:table-cell table:number-columns-repeated="2"/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percentage" office:value="0.02962962962963" calcext:value-type="percentage">
            <text:p>2.96%</text:p>
          </table:table-cell>
          <table:table-cell table:number-columns-repeated="2"/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IGA2</text:p>
          </table:table-cell>
          <table:table-cell table:style-name="ce25"/>
          <table:table-cell table:style-name="ce24"/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3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2"/>
          <table:table-cell office:value-type="percentage" office:value="0.014754382919632" calcext:value-type="percentage">
            <text:p>1.48%</text:p>
          </table:table-cell>
          <table:table-cell table:number-columns-repeated="2"/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2"/>
          <table:table-cell office:value-type="percentage" office:value="0.017942583732058" calcext:value-type="percentage">
            <text:p>1.79%</text:p>
          </table:table-cell>
          <table:table-cell table:number-columns-repeated="2"/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2"/>
          <table:table-cell office:value-type="percentage" office:value="0.021144278606965" calcext:value-type="percentage">
            <text:p>2.11%</text:p>
          </table:table-cell>
          <table:table-cell table:number-columns-repeated="2"/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percentage" office:value="0.023626373626374" calcext:value-type="percentage">
            <text:p>2.36%</text:p>
          </table:table-cell>
          <table:table-cell table:number-columns-repeated="2"/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2"/>
          <table:table-cell office:value-type="percentage" office:value="0.023776223776224" calcext:value-type="percentage">
            <text:p>2.38%</text:p>
          </table:table-cell>
          <table:table-cell table:number-columns-repeated="2"/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2"/>
          <table:table-cell office:value-type="percentage" office:value="0.025728987993139" calcext:value-type="percentage">
            <text:p>2.57%</text:p>
          </table:table-cell>
          <table:table-cell table:number-columns-repeated="2"/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percentage" office:value="0.028154327424401" calcext:value-type="percentage">
            <text:p>2.82%</text:p>
          </table:table-cell>
          <table:table-cell table:number-columns-repeated="2"/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percentage" office:value="0.026602176541717" calcext:value-type="percentage">
            <text:p>2.66%</text:p>
          </table:table-cell>
          <table:table-cell table:number-columns-repeated="2"/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percentage" office:value="0.027472527472528" calcext:value-type="percentage">
            <text:p>2.75%</text:p>
          </table:table-cell>
          <table:table-cell table:number-columns-repeated="2"/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percentage" office:value="0.029320987654321" calcext:value-type="percentage">
            <text:p>2.93%</text:p>
          </table:table-cell>
          <table:table-cell table:number-columns-repeated="2"/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percentage" office:value="0.029772329246935" calcext:value-type="percentage">
            <text:p>2.98%</text:p>
          </table:table-cell>
          <table:table-cell table:number-columns-repeated="2"/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percentage" office:value="0.029126213592233" calcext:value-type="percentage">
            <text:p>2.91%</text:p>
          </table:table-cell>
          <table:table-cell table:number-columns-repeated="2"/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percentage" office:value="0.029787234042553" calcext:value-type="percentage">
            <text:p>2.98%</text:p>
          </table:table-cell>
          <table:table-cell table:number-columns-repeated="2"/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percentage" office:value="0.028436018957346" calcext:value-type="percentage">
            <text:p>2.84%</text:p>
          </table:table-cell>
          <table:table-cell table:number-columns-repeated="2"/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percentage" office:value="0.025906735751295" calcext:value-type="percentage">
            <text:p>2.59%</text:p>
          </table:table-cell>
          <table:table-cell table:number-columns-repeated="2"/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percentage" office:value="0.028571428571429" calcext:value-type="percentage">
            <text:p>2.86%</text:p>
          </table:table-cell>
          <table:table-cell table:number-columns-repeated="2"/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percentage" office:value="0.031055900621118" calcext:value-type="percentage">
            <text:p>3.11%</text:p>
          </table:table-cell>
          <table:table-cell table:number-columns-repeated="2"/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/>
          <table:table-cell office:value-type="percentage" office:value="0.03030303030303" calcext:value-type="percentage">
            <text:p>3.03%</text:p>
          </table:table-cell>
          <table:table-cell table:number-columns-repeated="2"/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percentage" office:value="0.02962962962963" calcext:value-type="percentage">
            <text:p>2.96%</text:p>
          </table:table-cell>
          <table:table-cell table:number-columns-repeated="2"/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00-00-00</text:date>, <text:time style:data-style-name="N2" text:time-value="20:31:22.956785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1-24T20:51:37.254167298</dc:date>
    <meta:editing-duration>P3DT52M27S</meta:editing-duration>
    <meta:editing-cycles>213</meta:editing-cycles>
    <meta:generator>LibreOffice/6.4.7.2$Linux_X86_64 LibreOffice_project/40$Build-2</meta:generator>
    <meta:document-statistic meta:table-count="9" meta:cell-count="3363" meta:object-count="2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:CAUSE.I21 CAUSE.B1:CAUSE.I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7013888888889">
                <text:p>0.017013888888889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3930601256357">
                <text:p>0.02393060125635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8618830360846">
                <text:p>0.028618830360846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6283672347444">
                <text:p>0.03628367234744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9888033589923">
                <text:p>0.039888033589923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549356223176">
                <text:p>0.04549356223176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6972860125261">
                <text:p>0.046972860125261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50847457627119">
                <text:p>0.050847457627119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5020632737277">
                <text:p>0.055020632737277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8732612055642">
                <text:p>0.058732612055642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63157894736842">
                <text:p>0.063157894736842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420233463035">
                <text:p>0.06420233463035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8230277185501">
                <text:p>0.068230277185501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5324675324675">
                <text:p>0.075324675324675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3094555873926">
                <text:p>0.083094555873926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411214953271">
                <text:p>0.08411214953271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77702702702703">
                <text:p>0.077702702702703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78066914498141">
                <text:p>0.078066914498141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41cm" svg:y="3.703cm" style:legend-expansion="high" chart:style-name="ch2"/>
        <chart:plot-area chart:style-name="ch3" table:cell-range-address="DENIER.A25:DENIER.B44 DENIER.B24:DENIER.B24 DENIER.E24:DENIER.E44 DENIER.H24:DENIER.H44" chart:data-source-has-labels="both" svg:x="0.32cm" svg:y="0.18cm" svg:width="11.401cm" svg:height="8.64cm">
          <chartooo:coordinate-region svg:x="1.55cm" svg:y="0.38cm" svg:width="9.072cm" svg:height="7.793cm"/>
          <chart:axis chart:dimension="x" chart:name="primary-x" chart:style-name="ch4" chartooo:axis-type="auto">
            <chartooo:date-scale/>
            <chart:categories table:cell-range-address="DENIER.A25:DENIER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ENIER.B25:DENIER.B44" chart:label-cell-address="DENIER.B24:DENIER.B24" chart:class="chart:line">
            <chart:data-point chart:repeated="20"/>
          </chart:series>
          <chart:series chart:attached-axis="primary-y" chart:style-name="ch9" chart:values-cell-range-address="DENIER.E25:DENIER.E44" chart:label-cell-address="DENIER.E24:DENIER.E24" chart:class="chart:line">
            <chart:data-point chart:repeated="20"/>
          </chart:series>
          <chart:series chart:attached-axis="primary-y" chart:style-name="ch10" chart:values-cell-range-address="DENIER.H25:DENIER.H44" chart:label-cell-address="DENIER.H24:DENIER.H2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DENIER.B24:DENIER.B24</svg:desc>
                </draw:g>
              </table:table-cell>
              <table:table-cell office:value-type="string">
                <text:p>DnrWkIGA2</text:p>
                <draw:g>
                  <svg:desc>DENIER.E24:DENIER.E24</svg:desc>
                </draw:g>
              </table:table-cell>
              <table:table-cell office:value-type="string">
                <text:p>DnrStrIGA2</text:p>
                <draw:g>
                  <svg:desc>DENIER.H24:DENIER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IER.A25:DENIER.A44</svg:desc>
                </draw:g>
              </table:table-cell>
              <table:table-cell office:value-type="float" office:value="NaN">
                <text:p>NaN</text:p>
                <draw:g>
                  <svg:desc>DENIER.B25:DENIER.B44</svg:desc>
                </draw:g>
              </table:table-cell>
              <table:table-cell office:value-type="float" office:value="NaN">
                <text:p>NaN</text:p>
                <draw:g>
                  <svg:desc>DENIER.E25:DENIER.E44</svg:desc>
                </draw:g>
              </table:table-cell>
              <table:table-cell office:value-type="float" office:value="NaN">
                <text:p>NaN</text:p>
                <draw:g>
                  <svg:desc>DENIER.H25:DENIER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GREEN.A2:GREEN.H21 GREEN.B1:GREEN.H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GREEN.A2:GREEN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EEN.B2:GREEN.B21" chart:label-cell-address="GREEN.B1:GREEN.B1" chart:class="chart:line">
            <chart:data-point chart:repeated="20"/>
          </chart:series>
          <chart:series chart:attached-axis="primary-y" chart:style-name="ch9" chart:values-cell-range-address="GREEN.C2:GREEN.C21" chart:label-cell-address="GREEN.C1:GREEN.C1" chart:class="chart:line">
            <chart:data-point chart:repeated="20"/>
          </chart:series>
          <chart:series chart:attached-axis="primary-y" chart:style-name="ch10" chart:values-cell-range-address="GREEN.D2:GREEN.D21" chart:label-cell-address="GREEN.D1:GREEN.D1" chart:class="chart:line">
            <chart:data-point chart:repeated="20"/>
          </chart:series>
          <chart:series chart:attached-axis="primary-y" chart:style-name="ch11" chart:values-cell-range-address="GREEN.E2:GREEN.E21" chart:label-cell-address="GREEN.E1:GREEN.E1" chart:class="chart:line">
            <chart:data-point chart:repeated="20"/>
          </chart:series>
          <chart:series chart:attached-axis="primary-y" chart:style-name="ch12" chart:values-cell-range-address="GREEN.F2:GREEN.F21" chart:label-cell-address="GREEN.F1:GREEN.F1" chart:class="chart:line">
            <chart:data-point chart:repeated="20"/>
          </chart:series>
          <chart:series chart:attached-axis="primary-y" chart:style-name="ch13" chart:values-cell-range-address="GREEN.G2:GREEN.G21" chart:label-cell-address="GREEN.G1:GREEN.G1" chart:class="chart:line">
            <chart:data-point chart:repeated="20"/>
          </chart:series>
          <chart:series chart:attached-axis="primary-y" chart:style-name="ch14" chart:values-cell-range-address="GREEN.H2:GREEN.H21" chart:label-cell-address="GREEN.H1:GREEN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EEN.B1:GREEN.B1</svg:desc>
                </draw:g>
              </table:table-cell>
              <table:table-cell office:value-type="string">
                <text:p>WkIGA1</text:p>
                <draw:g>
                  <svg:desc>GREEN.C1:GREEN.C1</svg:desc>
                </draw:g>
              </table:table-cell>
              <table:table-cell office:value-type="string">
                <text:p>GrnWkIGA1</text:p>
                <draw:g>
                  <svg:desc>GREEN.D1:GREEN.D1</svg:desc>
                </draw:g>
              </table:table-cell>
              <table:table-cell office:value-type="string">
                <text:p>DnrWkIGA1</text:p>
                <draw:g>
                  <svg:desc>GREEN.E1:GREEN.E1</svg:desc>
                </draw:g>
              </table:table-cell>
              <table:table-cell office:value-type="string">
                <text:p>StrIGA1</text:p>
                <draw:g>
                  <svg:desc>GREEN.F1:GREEN.F1</svg:desc>
                </draw:g>
              </table:table-cell>
              <table:table-cell office:value-type="string">
                <text:p>GrnStrIGA1</text:p>
                <draw:g>
                  <svg:desc>GREEN.G1:GREEN.G1</svg:desc>
                </draw:g>
              </table:table-cell>
              <table:table-cell office:value-type="string">
                <text:p>DnrStrIGA1</text:p>
                <draw:g>
                  <svg:desc>GREEN.H1:GREEN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EEN.A2:GREEN.A21</svg:desc>
                </draw:g>
              </table:table-cell>
              <table:table-cell office:value-type="float" office:value="NaN">
                <text:p>NaN</text:p>
                <draw:g>
                  <svg:desc>GREEN.B2:GREEN.B21</svg:desc>
                </draw:g>
              </table:table-cell>
              <table:table-cell office:value-type="float" office:value="NaN">
                <text:p>NaN</text:p>
                <draw:g>
                  <svg:desc>GREEN.C2:GREEN.C21</svg:desc>
                </draw:g>
              </table:table-cell>
              <table:table-cell office:value-type="float" office:value="NaN">
                <text:p>NaN</text:p>
                <draw:g>
                  <svg:desc>GREEN.D2:GREEN.D21</svg:desc>
                </draw:g>
              </table:table-cell>
              <table:table-cell office:value-type="float" office:value="NaN">
                <text:p>NaN</text:p>
                <draw:g>
                  <svg:desc>GREEN.E2:GREEN.E21</svg:desc>
                </draw:g>
              </table:table-cell>
              <table:table-cell office:value-type="float" office:value="NaN">
                <text:p>NaN</text:p>
                <draw:g>
                  <svg:desc>GREEN.F2:GREEN.F21</svg:desc>
                </draw:g>
              </table:table-cell>
              <table:table-cell office:value-type="float" office:value="NaN">
                <text:p>NaN</text:p>
                <draw:g>
                  <svg:desc>GREEN.G2:GREEN.G21</svg:desc>
                </draw:g>
              </table:table-cell>
              <table:table-cell office:value-type="float" office:value="NaN">
                <text:p>NaN</text:p>
                <draw:g>
                  <svg:desc>GREEN.H2:GREEN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NaN">
                <text:p>NaN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NaN">
                <text:p>NaN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NaN">
                <text:p>NaN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NaN">
                <text:p>NaN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NaN">
                <text:p>NaN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NaN">
                <text:p>NaN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NaN">
                <text:p>NaN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NaN">
                <text:p>NaN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NaN">
                <text:p>NaN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NaN">
                <text:p>NaN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NaN">
                <text:p>NaN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NaN">
                <text:p>NaN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NaN">
                <text:p>NaN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NaN">
                <text:p>NaN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NaN">
                <text:p>NaN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NaN">
                <text:p>NaN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NaN">
                <text:p>NaN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NaN">
                <text:p>NaN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GREEN.A25:GREEN.H44 GREEN.B24:GREEN.H2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GREEN.A25:GREEN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EEN.B25:GREEN.B44" chart:label-cell-address="GREEN.B24:GREEN.B24" chart:class="chart:line">
            <chart:data-point chart:repeated="20"/>
          </chart:series>
          <chart:series chart:attached-axis="primary-y" chart:style-name="ch9" chart:values-cell-range-address="GREEN.C25:GREEN.C44" chart:label-cell-address="GREEN.C24:GREEN.C24" chart:class="chart:line">
            <chart:data-point chart:repeated="20"/>
          </chart:series>
          <chart:series chart:attached-axis="primary-y" chart:style-name="ch10" chart:values-cell-range-address="GREEN.D25:GREEN.D44" chart:label-cell-address="GREEN.D24:GREEN.D24" chart:class="chart:line">
            <chart:data-point chart:repeated="20"/>
          </chart:series>
          <chart:series chart:attached-axis="primary-y" chart:style-name="ch11" chart:values-cell-range-address="GREEN.E25:GREEN.E44" chart:label-cell-address="GREEN.E24:GREEN.E24" chart:class="chart:line">
            <chart:data-point chart:repeated="20"/>
          </chart:series>
          <chart:series chart:attached-axis="primary-y" chart:style-name="ch12" chart:values-cell-range-address="GREEN.F25:GREEN.F44" chart:label-cell-address="GREEN.F24:GREEN.F24" chart:class="chart:line">
            <chart:data-point chart:repeated="20"/>
          </chart:series>
          <chart:series chart:attached-axis="primary-y" chart:style-name="ch13" chart:values-cell-range-address="GREEN.G25:GREEN.G44" chart:label-cell-address="GREEN.G24:GREEN.G24" chart:class="chart:line">
            <chart:data-point chart:repeated="20"/>
          </chart:series>
          <chart:series chart:attached-axis="primary-y" chart:style-name="ch14" chart:values-cell-range-address="GREEN.H25:GREEN.H44" chart:label-cell-address="GREEN.H24:GREEN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EEN.B24:GREEN.B24</svg:desc>
                </draw:g>
              </table:table-cell>
              <table:table-cell office:value-type="string">
                <text:p>WkIGA2</text:p>
                <draw:g>
                  <svg:desc>GREEN.C24:GREEN.C24</svg:desc>
                </draw:g>
              </table:table-cell>
              <table:table-cell office:value-type="string">
                <text:p>GrnWkIGA2</text:p>
                <draw:g>
                  <svg:desc>GREEN.D24:GREEN.D24</svg:desc>
                </draw:g>
              </table:table-cell>
              <table:table-cell office:value-type="string">
                <text:p>DnrWkIGA2</text:p>
                <draw:g>
                  <svg:desc>GREEN.E24:GREEN.E24</svg:desc>
                </draw:g>
              </table:table-cell>
              <table:table-cell office:value-type="string">
                <text:p>StrIGA2</text:p>
                <draw:g>
                  <svg:desc>GREEN.F24:GREEN.F24</svg:desc>
                </draw:g>
              </table:table-cell>
              <table:table-cell office:value-type="string">
                <text:p>GrnStrIGA2</text:p>
                <draw:g>
                  <svg:desc>GREEN.G24:GREEN.G24</svg:desc>
                </draw:g>
              </table:table-cell>
              <table:table-cell office:value-type="string">
                <text:p>DnrStrIGA2</text:p>
                <draw:g>
                  <svg:desc>GREEN.H24:GREEN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EEN.A25:GREEN.A44</svg:desc>
                </draw:g>
              </table:table-cell>
              <table:table-cell office:value-type="float" office:value="NaN">
                <text:p>NaN</text:p>
                <draw:g>
                  <svg:desc>GREEN.B25:GREEN.B44</svg:desc>
                </draw:g>
              </table:table-cell>
              <table:table-cell office:value-type="float" office:value="NaN">
                <text:p>NaN</text:p>
                <draw:g>
                  <svg:desc>GREEN.C25:GREEN.C44</svg:desc>
                </draw:g>
              </table:table-cell>
              <table:table-cell office:value-type="float" office:value="NaN">
                <text:p>NaN</text:p>
                <draw:g>
                  <svg:desc>GREEN.D25:GREEN.D44</svg:desc>
                </draw:g>
              </table:table-cell>
              <table:table-cell office:value-type="float" office:value="NaN">
                <text:p>NaN</text:p>
                <draw:g>
                  <svg:desc>GREEN.E25:GREEN.E44</svg:desc>
                </draw:g>
              </table:table-cell>
              <table:table-cell office:value-type="float" office:value="NaN">
                <text:p>NaN</text:p>
                <draw:g>
                  <svg:desc>GREEN.F25:GREEN.F44</svg:desc>
                </draw:g>
              </table:table-cell>
              <table:table-cell office:value-type="float" office:value="NaN">
                <text:p>NaN</text:p>
                <draw:g>
                  <svg:desc>GREEN.G25:GREEN.G44</svg:desc>
                </draw:g>
              </table:table-cell>
              <table:table-cell office:value-type="float" office:value="NaN">
                <text:p>NaN</text:p>
                <draw:g>
                  <svg:desc>GREEN.H25:GREEN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NaN">
                <text:p>NaN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NaN">
                <text:p>NaN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NaN">
                <text:p>NaN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NaN">
                <text:p>NaN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NaN">
                <text:p>NaN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NaN">
                <text:p>NaN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NaN">
                <text:p>NaN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NaN">
                <text:p>NaN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NaN">
                <text:p>NaN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NaN">
                <text:p>NaN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NaN">
                <text:p>NaN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NaN">
                <text:p>NaN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NaN">
                <text:p>NaN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NaN">
                <text:p>NaN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NaN">
                <text:p>NaN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NaN">
                <text:p>NaN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NaN">
                <text:p>NaN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NaN">
                <text:p>NaN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NaN">
                <text:p>NaN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48:CAUSE.D67 CAUSE.B47:CAUSE.D47 CAUSE.F47:CAUSE.F67 CAUSE.H47:CAUSE.H67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48:CAUSE.A6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48:CAUSE.B67" chart:label-cell-address="CAUSE.B47:CAUSE.B47" chart:class="chart:line">
            <chart:data-point chart:repeated="20"/>
          </chart:series>
          <chart:series chart:attached-axis="primary-y" chart:style-name="ch9" chart:values-cell-range-address="CAUSE.C48:CAUSE.C67" chart:label-cell-address="CAUSE.C47:CAUSE.C47" chart:class="chart:line">
            <chart:data-point chart:repeated="20"/>
          </chart:series>
          <chart:series chart:attached-axis="primary-y" chart:style-name="ch10" chart:values-cell-range-address="CAUSE.D48:CAUSE.D67" chart:label-cell-address="CAUSE.D47:CAUSE.D47" chart:class="chart:line">
            <chart:data-point chart:repeated="20"/>
          </chart:series>
          <chart:series chart:attached-axis="primary-y" chart:style-name="ch11" chart:values-cell-range-address="CAUSE.F48:CAUSE.F67" chart:label-cell-address="CAUSE.F47:CAUSE.F47" chart:class="chart:line">
            <chart:data-point chart:repeated="20"/>
          </chart:series>
          <chart:series chart:attached-axis="primary-y" chart:style-name="ch12" chart:values-cell-range-address="CAUSE.H48:CAUSE.H67" chart:label-cell-address="CAUSE.H47:CAUSE.H47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47:CAUSE.B47</svg:desc>
                </draw:g>
              </table:table-cell>
              <table:table-cell office:value-type="string">
                <text:p>WkHCA</text:p>
                <draw:g>
                  <svg:desc>CAUSE.C47:CAUSE.C47</svg:desc>
                </draw:g>
              </table:table-cell>
              <table:table-cell office:value-type="string">
                <text:p>GrnWkHCA</text:p>
                <draw:g>
                  <svg:desc>CAUSE.D47:CAUSE.D47</svg:desc>
                </draw:g>
              </table:table-cell>
              <table:table-cell office:value-type="string">
                <text:p>StrHCA</text:p>
                <draw:g>
                  <svg:desc>CAUSE.F47:CAUSE.F47</svg:desc>
                </draw:g>
              </table:table-cell>
              <table:table-cell office:value-type="string">
                <text:p>GrnStrHCA</text:p>
                <draw:g>
                  <svg:desc>CAUSE.H47:CAUSE.H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48:CAUSE.A67</svg:desc>
                </draw:g>
              </table:table-cell>
              <table:table-cell office:value-type="float" office:value="NaN">
                <text:p>NaN</text:p>
                <draw:g>
                  <svg:desc>CAUSE.B48:CAUSE.B67</svg:desc>
                </draw:g>
              </table:table-cell>
              <table:table-cell office:value-type="float" office:value="NaN">
                <text:p>NaN</text:p>
                <draw:g>
                  <svg:desc>CAUSE.C48:CAUSE.C67</svg:desc>
                </draw:g>
              </table:table-cell>
              <table:table-cell office:value-type="float" office:value="NaN">
                <text:p>NaN</text:p>
                <draw:g>
                  <svg:desc>CAUSE.D48:CAUSE.D67</svg:desc>
                </draw:g>
              </table:table-cell>
              <table:table-cell office:value-type="float" office:value="NaN">
                <text:p>NaN</text:p>
                <draw:g>
                  <svg:desc>CAUSE.F48:CAUSE.F67</svg:desc>
                </draw:g>
              </table:table-cell>
              <table:table-cell office:value-type="float" office:value="NaN">
                <text:p>NaN</text:p>
                <draw:g>
                  <svg:desc>CAUSE.H48:CAUSE.H6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bottom" svg:x="5.065cm" svg:y="8.401cm" style:legend-expansion="wide" chart:style-name="ch2"/>
        <chart:plot-area chart:style-name="ch3" table:cell-range-address="'USER-TEXT'.A2:'USER-TEXT'.C21 'USER-TEXT'.B1:'USER-TEXT'.C1" chart:data-source-has-labels="both" svg:x="1.331cm" svg:y="0.18cm" svg:width="13.479cm" svg:height="6.876cm">
          <chartooo:coordinate-region svg:x="2.614cm" svg:y="0.379cm" svg:width="11.097cm" svg:height="6.03cm"/>
          <chart:axis chart:dimension="x" chart:name="primary-x" chart:style-name="ch4" chartooo:axis-type="auto">
            <chartooo:date-scale/>
            <chart:title svg:x="6.796cm" svg:y="7.236cm" chart:style-name="ch5">
              <text:p>Minimum Tweets</text:p>
            </chart:title>
            <chart:categories table:cell-range-address="'USER-TEXT'.A2:'USER-TEXT'.A21"/>
          </chart:axis>
          <chart:axis chart:dimension="y" chart:name="primary-y" chart:style-name="ch6">
            <chart:title svg:x="0.451cm" svg:y="4.588cm" chart:style-name="ch7">
              <text:p>Tweet Count</text:p>
            </chart:title>
            <chart:grid chart:style-name="ch8" chart:class="major"/>
          </chart:axis>
          <chart:axis chart:dimension="y" chart:name="secondary-y" chart:style-name="ch9">
            <chart:title svg:x="15.13cm" svg:y="4.495cm" chart:style-name="ch7">
              <text:p>User Count</text:p>
            </chart:title>
          </chart:axis>
          <chart:series chart:attached-axis="primary-y" chart:style-name="ch10" chart:values-cell-range-address="'USER-TEXT'.B2:'USER-TEXT'.B21" chart:label-cell-address="'USER-TEXT'.B1:'USER-TEXT'.B1" chart:class="chart:line">
            <chart:data-point chart:repeated="20"/>
          </chart:series>
          <chart:series chart:attached-axis="secondary-y" chart:style-name="ch11" chart:values-cell-range-address="'USER-TEXT'.C2:'USER-TEXT'.C21" chart:label-cell-address="'USER-TEXT'.C1:'USER-TEXT'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'USER-TEXT'.B1:'USER-TEXT'.B1</svg:desc>
                </draw:g>
              </table:table-cell>
              <table:table-cell office:value-type="string">
                <text:p>Users</text:p>
                <draw:g>
                  <svg:desc>'USER-TEXT'.C1:'USER-TEX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USER-TEXT'.A2:'USER-TEXT'.A21</svg:desc>
                </draw:g>
              </table:table-cell>
              <table:table-cell office:value-type="float" office:value="NaN">
                <text:p>NaN</text:p>
                <draw:g>
                  <svg:desc>'USER-TEXT'.B2:'USER-TEXT'.B21</svg:desc>
                </draw:g>
              </table:table-cell>
              <table:table-cell office:value-type="float" office:value="NaN">
                <text:p>NaN</text:p>
                <draw:g>
                  <svg:desc>'USER-TEXT'.C2:'USER-TEXT'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038">
                <text:p>4403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204">
                <text:p>39204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408">
                <text:p>36408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040">
                <text:p>3404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090">
                <text:p>3209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06">
                <text:p>3050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57">
                <text:p>2905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1">
                <text:p>2800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269">
                <text:p>2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71:CAUSE.D90 CAUSE.B70:CAUSE.D70 CAUSE.F70:CAUSE.F90 CAUSE.H70:CAUSE.H90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71:CAUSE.A9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71:CAUSE.B90" chart:label-cell-address="CAUSE.B70:CAUSE.B70" chart:class="chart:line">
            <chart:data-point chart:repeated="20"/>
          </chart:series>
          <chart:series chart:attached-axis="primary-y" chart:style-name="ch9" chart:values-cell-range-address="CAUSE.C71:CAUSE.C90" chart:label-cell-address="CAUSE.C70:CAUSE.C70" chart:class="chart:line">
            <chart:data-point chart:repeated="20"/>
          </chart:series>
          <chart:series chart:attached-axis="primary-y" chart:style-name="ch10" chart:values-cell-range-address="CAUSE.D71:CAUSE.D90" chart:label-cell-address="CAUSE.D70:CAUSE.D70" chart:class="chart:line">
            <chart:data-point chart:repeated="20"/>
          </chart:series>
          <chart:series chart:attached-axis="primary-y" chart:style-name="ch11" chart:values-cell-range-address="CAUSE.F71:CAUSE.F90" chart:label-cell-address="CAUSE.F70:CAUSE.F70" chart:class="chart:line">
            <chart:data-point chart:repeated="20"/>
          </chart:series>
          <chart:series chart:attached-axis="primary-y" chart:style-name="ch12" chart:values-cell-range-address="CAUSE.H71:CAUSE.H90" chart:label-cell-address="CAUSE.H70:CAUSE.H70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70:CAUSE.B70</svg:desc>
                </draw:g>
              </table:table-cell>
              <table:table-cell office:value-type="string">
                <text:p>WkNCA</text:p>
                <draw:g>
                  <svg:desc>CAUSE.C70:CAUSE.C70</svg:desc>
                </draw:g>
              </table:table-cell>
              <table:table-cell office:value-type="string">
                <text:p>GrnWkNCA</text:p>
                <draw:g>
                  <svg:desc>CAUSE.D70:CAUSE.D70</svg:desc>
                </draw:g>
              </table:table-cell>
              <table:table-cell office:value-type="string">
                <text:p>StrNCA</text:p>
                <draw:g>
                  <svg:desc>CAUSE.F70:CAUSE.F70</svg:desc>
                </draw:g>
              </table:table-cell>
              <table:table-cell office:value-type="string">
                <text:p>GrnStrNCA</text:p>
                <draw:g>
                  <svg:desc>CAUSE.H70:CAUSE.H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71:CAUSE.A90</svg:desc>
                </draw:g>
              </table:table-cell>
              <table:table-cell office:value-type="float" office:value="NaN">
                <text:p>NaN</text:p>
                <draw:g>
                  <svg:desc>CAUSE.B71:CAUSE.B90</svg:desc>
                </draw:g>
              </table:table-cell>
              <table:table-cell office:value-type="float" office:value="NaN">
                <text:p>NaN</text:p>
                <draw:g>
                  <svg:desc>CAUSE.C71:CAUSE.C90</svg:desc>
                </draw:g>
              </table:table-cell>
              <table:table-cell office:value-type="float" office:value="NaN">
                <text:p>NaN</text:p>
                <draw:g>
                  <svg:desc>CAUSE.D71:CAUSE.D90</svg:desc>
                </draw:g>
              </table:table-cell>
              <table:table-cell office:value-type="float" office:value="NaN">
                <text:p>NaN</text:p>
                <draw:g>
                  <svg:desc>CAUSE.F71:CAUSE.F90</svg:desc>
                </draw:g>
              </table:table-cell>
              <table:table-cell office:value-type="float" office:value="NaN">
                <text:p>NaN</text:p>
                <draw:g>
                  <svg:desc>CAUSE.H71:CAUSE.H9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186:CAUSE.B205 CAUSE.B185:CAUSE.B185 CAUSE.F185:CAUSE.F205 CAUSE.H185:CAUSE.I205" chart:data-source-has-labels="both" svg:x="0.32cm" svg:y="0.18cm" svg:width="11.496cm" svg:height="8.64cm">
          <chartooo:coordinate-region svg:x="1.734cm" svg:y="0.379cm" svg:width="8.983cm" svg:height="7.794cm"/>
          <chart:axis chart:dimension="x" chart:name="primary-x" chart:style-name="ch4" chartooo:axis-type="auto">
            <chartooo:date-scale/>
            <chart:categories table:cell-range-address="CAUSE.A186:CAUSE.A20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86:CAUSE.B205" chart:label-cell-address="CAUSE.B185:CAUSE.B185" chart:class="chart:line">
            <chart:data-point chart:repeated="20"/>
          </chart:series>
          <chart:series chart:attached-axis="primary-y" chart:style-name="ch9" chart:values-cell-range-address="CAUSE.F186:CAUSE.F205" chart:label-cell-address="CAUSE.F185:CAUSE.F185" chart:class="chart:line">
            <chart:data-point chart:repeated="20"/>
          </chart:series>
          <chart:series chart:attached-axis="primary-y" chart:style-name="ch10" chart:values-cell-range-address="CAUSE.H186:CAUSE.H205" chart:label-cell-address="CAUSE.H185:CAUSE.H185" chart:class="chart:line">
            <chart:data-point chart:repeated="20"/>
          </chart:series>
          <chart:series chart:attached-axis="primary-y" chart:style-name="ch11" chart:values-cell-range-address="CAUSE.I186:CAUSE.I205" chart:label-cell-address="CAUSE.I185:CAUSE.I185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85:CAUSE.B185</svg:desc>
                </draw:g>
              </table:table-cell>
              <table:table-cell office:value-type="string">
                <text:p>StrHCA</text:p>
                <draw:g>
                  <svg:desc>CAUSE.F185:CAUSE.F185</svg:desc>
                </draw:g>
              </table:table-cell>
              <table:table-cell office:value-type="string">
                <text:p>GrnStrHCA</text:p>
                <draw:g>
                  <svg:desc>CAUSE.H185:CAUSE.H185</svg:desc>
                </draw:g>
              </table:table-cell>
              <table:table-cell office:value-type="string">
                <text:p>DnrStrHCA</text:p>
                <draw:g>
                  <svg:desc>CAUSE.I185:CAUSE.I18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86:CAUSE.A205</svg:desc>
                </draw:g>
              </table:table-cell>
              <table:table-cell office:value-type="float" office:value="NaN">
                <text:p>NaN</text:p>
                <draw:g>
                  <svg:desc>CAUSE.B186:CAUSE.B205</svg:desc>
                </draw:g>
              </table:table-cell>
              <table:table-cell office:value-type="float" office:value="NaN">
                <text:p>NaN</text:p>
                <draw:g>
                  <svg:desc>CAUSE.F186:CAUSE.F205</svg:desc>
                </draw:g>
              </table:table-cell>
              <table:table-cell office:value-type="float" office:value="NaN">
                <text:p>NaN</text:p>
                <draw:g>
                  <svg:desc>CAUSE.H186:CAUSE.H205</svg:desc>
                </draw:g>
              </table:table-cell>
              <table:table-cell office:value-type="float" office:value="NaN">
                <text:p>NaN</text:p>
                <draw:g>
                  <svg:desc>CAUSE.I186:CAUSE.I2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209:CAUSE.B228 CAUSE.B208:CAUSE.B208 CAUSE.F208:CAUSE.F228 CAUSE.H208:CAUSE.I228" chart:data-source-has-labels="both" svg:x="0.32cm" svg:y="0.18cm" svg:width="11.496cm" svg:height="8.64cm">
          <chartooo:coordinate-region svg:x="1.55cm" svg:y="0.379cm" svg:width="9.168cm" svg:height="7.794cm"/>
          <chart:axis chart:dimension="x" chart:name="primary-x" chart:style-name="ch4" chartooo:axis-type="auto">
            <chartooo:date-scale/>
            <chart:categories table:cell-range-address="CAUSE.A209:CAUSE.A22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09:CAUSE.B228" chart:label-cell-address="CAUSE.B208:CAUSE.B208" chart:class="chart:line">
            <chart:data-point chart:repeated="20"/>
          </chart:series>
          <chart:series chart:attached-axis="primary-y" chart:style-name="ch9" chart:values-cell-range-address="CAUSE.F209:CAUSE.F228" chart:label-cell-address="CAUSE.F208:CAUSE.F208" chart:class="chart:line">
            <chart:data-point chart:repeated="20"/>
          </chart:series>
          <chart:series chart:attached-axis="primary-y" chart:style-name="ch10" chart:values-cell-range-address="CAUSE.H209:CAUSE.H228" chart:label-cell-address="CAUSE.H208:CAUSE.H208" chart:class="chart:line">
            <chart:data-point chart:repeated="20"/>
          </chart:series>
          <chart:series chart:attached-axis="primary-y" chart:style-name="ch11" chart:values-cell-range-address="CAUSE.I209:CAUSE.I228" chart:label-cell-address="CAUSE.I208:CAUSE.I20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08:CAUSE.B208</svg:desc>
                </draw:g>
              </table:table-cell>
              <table:table-cell office:value-type="string">
                <text:p>StrNCA</text:p>
                <draw:g>
                  <svg:desc>CAUSE.F208:CAUSE.F208</svg:desc>
                </draw:g>
              </table:table-cell>
              <table:table-cell office:value-type="string">
                <text:p>GrnStrNCA</text:p>
                <draw:g>
                  <svg:desc>CAUSE.H208:CAUSE.H208</svg:desc>
                </draw:g>
              </table:table-cell>
              <table:table-cell office:value-type="string">
                <text:p>DnrStrNCA</text:p>
                <draw:g>
                  <svg:desc>CAUSE.I208:CAUSE.I20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09:CAUSE.A228</svg:desc>
                </draw:g>
              </table:table-cell>
              <table:table-cell office:value-type="float" office:value="NaN">
                <text:p>NaN</text:p>
                <draw:g>
                  <svg:desc>CAUSE.B209:CAUSE.B228</svg:desc>
                </draw:g>
              </table:table-cell>
              <table:table-cell office:value-type="float" office:value="NaN">
                <text:p>NaN</text:p>
                <draw:g>
                  <svg:desc>CAUSE.F209:CAUSE.F228</svg:desc>
                </draw:g>
              </table:table-cell>
              <table:table-cell office:value-type="float" office:value="NaN">
                <text:p>NaN</text:p>
                <draw:g>
                  <svg:desc>CAUSE.H209:CAUSE.H228</svg:desc>
                </draw:g>
              </table:table-cell>
              <table:table-cell office:value-type="float" office:value="NaN">
                <text:p>NaN</text:p>
                <draw:g>
                  <svg:desc>CAUSE.I209:CAUSE.I2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39:CAUSE.E159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140:CAUSE.A15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40:CAUSE.B159" chart:label-cell-address="CAUSE.B139:CAUSE.B139" chart:class="chart:line">
            <chart:data-point chart:repeated="20"/>
          </chart:series>
          <chart:series chart:attached-axis="primary-y" chart:style-name="ch9" chart:values-cell-range-address="CAUSE.C140:CAUSE.C159" chart:label-cell-address="CAUSE.C139:CAUSE.C139" chart:class="chart:line">
            <chart:data-point chart:repeated="20"/>
          </chart:series>
          <chart:series chart:attached-axis="primary-y" chart:style-name="ch10" chart:values-cell-range-address="CAUSE.D140:CAUSE.D159" chart:label-cell-address="CAUSE.D139:CAUSE.D139" chart:class="chart:line">
            <chart:data-point chart:repeated="20"/>
          </chart:series>
          <chart:series chart:attached-axis="primary-y" chart:style-name="ch11" chart:values-cell-range-address="CAUSE.E140:CAUSE.E159" chart:label-cell-address="CAUSE.E139:CAUSE.E139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39:CAUSE.B139</svg:desc>
                </draw:g>
              </table:table-cell>
              <table:table-cell office:value-type="string">
                <text:p>WkHCA</text:p>
                <draw:g>
                  <svg:desc>CAUSE.C139:CAUSE.C139</svg:desc>
                </draw:g>
              </table:table-cell>
              <table:table-cell office:value-type="string">
                <text:p>GrnWkHCA</text:p>
                <draw:g>
                  <svg:desc>CAUSE.D139:CAUSE.D139</svg:desc>
                </draw:g>
              </table:table-cell>
              <table:table-cell office:value-type="string">
                <text:p>DnrWkHCA</text:p>
                <draw:g>
                  <svg:desc>CAUSE.E139:CAUSE.E1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40:CAUSE.A159</svg:desc>
                </draw:g>
              </table:table-cell>
              <table:table-cell office:value-type="float" office:value="NaN">
                <text:p>NaN</text:p>
                <draw:g>
                  <svg:desc>CAUSE.B140:CAUSE.B159</svg:desc>
                </draw:g>
              </table:table-cell>
              <table:table-cell office:value-type="float" office:value="NaN">
                <text:p>NaN</text:p>
                <draw:g>
                  <svg:desc>CAUSE.C140:CAUSE.C159</svg:desc>
                </draw:g>
              </table:table-cell>
              <table:table-cell office:value-type="float" office:value="NaN">
                <text:p>NaN</text:p>
                <draw:g>
                  <svg:desc>CAUSE.D140:CAUSE.D159</svg:desc>
                </draw:g>
              </table:table-cell>
              <table:table-cell office:value-type="float" office:value="NaN">
                <text:p>NaN</text:p>
                <draw:g>
                  <svg:desc>CAUSE.E140:CAUSE.E15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62:CAUSE.E182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163:CAUSE.A18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63:CAUSE.B182" chart:label-cell-address="CAUSE.B162:CAUSE.B162" chart:class="chart:line">
            <chart:data-point chart:repeated="20"/>
          </chart:series>
          <chart:series chart:attached-axis="primary-y" chart:style-name="ch9" chart:values-cell-range-address="CAUSE.C163:CAUSE.C182" chart:label-cell-address="CAUSE.C162:CAUSE.C162" chart:class="chart:line">
            <chart:data-point chart:repeated="20"/>
          </chart:series>
          <chart:series chart:attached-axis="primary-y" chart:style-name="ch10" chart:values-cell-range-address="CAUSE.D163:CAUSE.D182" chart:label-cell-address="CAUSE.D162:CAUSE.D162" chart:class="chart:line">
            <chart:data-point chart:repeated="20"/>
          </chart:series>
          <chart:series chart:attached-axis="primary-y" chart:style-name="ch11" chart:values-cell-range-address="CAUSE.E163:CAUSE.E182" chart:label-cell-address="CAUSE.E162:CAUSE.E16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62:CAUSE.B162</svg:desc>
                </draw:g>
              </table:table-cell>
              <table:table-cell office:value-type="string">
                <text:p>WkNCA</text:p>
                <draw:g>
                  <svg:desc>CAUSE.C162:CAUSE.C162</svg:desc>
                </draw:g>
              </table:table-cell>
              <table:table-cell office:value-type="string">
                <text:p>GrnWkNCA</text:p>
                <draw:g>
                  <svg:desc>CAUSE.D162:CAUSE.D162</svg:desc>
                </draw:g>
              </table:table-cell>
              <table:table-cell office:value-type="string">
                <text:p>DnrWkNCA</text:p>
                <draw:g>
                  <svg:desc>CAUSE.E162:CAUSE.E1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63:CAUSE.A182</svg:desc>
                </draw:g>
              </table:table-cell>
              <table:table-cell office:value-type="float" office:value="NaN">
                <text:p>NaN</text:p>
                <draw:g>
                  <svg:desc>CAUSE.B163:CAUSE.B182</svg:desc>
                </draw:g>
              </table:table-cell>
              <table:table-cell office:value-type="float" office:value="NaN">
                <text:p>NaN</text:p>
                <draw:g>
                  <svg:desc>CAUSE.C163:CAUSE.C182</svg:desc>
                </draw:g>
              </table:table-cell>
              <table:table-cell office:value-type="float" office:value="NaN">
                <text:p>NaN</text:p>
                <draw:g>
                  <svg:desc>CAUSE.D163:CAUSE.D182</svg:desc>
                </draw:g>
              </table:table-cell>
              <table:table-cell office:value-type="float" office:value="NaN">
                <text:p>NaN</text:p>
                <draw:g>
                  <svg:desc>CAUSE.E163:CAUSE.E18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4:CAUSE.I4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94:CAUSE.C113 CAUSE.B93:CAUSE.C93 CAUSE.E93:CAUSE.F113 CAUSE.I93:CAUSE.I113" chart:data-source-has-labels="both" svg:x="0.32cm" svg:y="0.18cm" svg:width="11.47cm" svg:height="8.64cm">
          <chartooo:coordinate-region svg:x="1.735cm" svg:y="0.379cm" svg:width="8.957cm" svg:height="7.794cm"/>
          <chart:axis chart:dimension="x" chart:name="primary-x" chart:style-name="ch4" chartooo:axis-type="auto">
            <chartooo:date-scale/>
            <chart:categories table:cell-range-address="CAUSE.A94:CAUSE.A1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94:CAUSE.B113" chart:label-cell-address="CAUSE.B93:CAUSE.B93" chart:class="chart:line">
            <chart:data-point chart:repeated="20"/>
          </chart:series>
          <chart:series chart:attached-axis="primary-y" chart:style-name="ch9" chart:values-cell-range-address="CAUSE.C94:CAUSE.C113" chart:label-cell-address="CAUSE.C93:CAUSE.C93" chart:class="chart:line">
            <chart:data-point chart:repeated="20"/>
          </chart:series>
          <chart:series chart:attached-axis="primary-y" chart:style-name="ch10" chart:values-cell-range-address="CAUSE.E94:CAUSE.E113" chart:label-cell-address="CAUSE.E93:CAUSE.E93" chart:class="chart:line">
            <chart:data-point chart:repeated="20"/>
          </chart:series>
          <chart:series chart:attached-axis="primary-y" chart:style-name="ch11" chart:values-cell-range-address="CAUSE.F94:CAUSE.F113" chart:label-cell-address="CAUSE.F93:CAUSE.F93" chart:class="chart:line">
            <chart:data-point chart:repeated="20"/>
          </chart:series>
          <chart:series chart:attached-axis="primary-y" chart:style-name="ch12" chart:values-cell-range-address="CAUSE.I94:CAUSE.I113" chart:label-cell-address="CAUSE.I93:CAUSE.I9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93:CAUSE.B93</svg:desc>
                </draw:g>
              </table:table-cell>
              <table:table-cell office:value-type="string">
                <text:p>WkHCA</text:p>
                <draw:g>
                  <svg:desc>CAUSE.C93:CAUSE.C93</svg:desc>
                </draw:g>
              </table:table-cell>
              <table:table-cell office:value-type="string">
                <text:p>DnrWkHCA</text:p>
                <draw:g>
                  <svg:desc>CAUSE.E93:CAUSE.E93</svg:desc>
                </draw:g>
              </table:table-cell>
              <table:table-cell office:value-type="string">
                <text:p>StrHCA</text:p>
                <draw:g>
                  <svg:desc>CAUSE.F93:CAUSE.F93</svg:desc>
                </draw:g>
              </table:table-cell>
              <table:table-cell office:value-type="string">
                <text:p>DnrStrHCA</text:p>
                <draw:g>
                  <svg:desc>CAUSE.I93:CAUSE.I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94:CAUSE.A113</svg:desc>
                </draw:g>
              </table:table-cell>
              <table:table-cell office:value-type="float" office:value="NaN">
                <text:p>NaN</text:p>
                <draw:g>
                  <svg:desc>CAUSE.B94:CAUSE.B113</svg:desc>
                </draw:g>
              </table:table-cell>
              <table:table-cell office:value-type="float" office:value="NaN">
                <text:p>NaN</text:p>
                <draw:g>
                  <svg:desc>CAUSE.C94:CAUSE.C113</svg:desc>
                </draw:g>
              </table:table-cell>
              <table:table-cell office:value-type="float" office:value="NaN">
                <text:p>NaN</text:p>
                <draw:g>
                  <svg:desc>CAUSE.E94:CAUSE.E113</svg:desc>
                </draw:g>
              </table:table-cell>
              <table:table-cell office:value-type="float" office:value="NaN">
                <text:p>NaN</text:p>
                <draw:g>
                  <svg:desc>CAUSE.F94:CAUSE.F113</svg:desc>
                </draw:g>
              </table:table-cell>
              <table:table-cell office:value-type="float" office:value="NaN">
                <text:p>NaN</text:p>
                <draw:g>
                  <svg:desc>CAUSE.I94:CAUSE.I1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117:CAUSE.C136 CAUSE.B116:CAUSE.C116 CAUSE.E116:CAUSE.F136 CAUSE.I116:CAUSE.I136" chart:data-source-has-labels="both" svg:x="0.32cm" svg:y="0.18cm" svg:width="11.47cm" svg:height="8.64cm">
          <chartooo:coordinate-region svg:x="1.735cm" svg:y="0.38cm" svg:width="8.957cm" svg:height="7.793cm"/>
          <chart:axis chart:dimension="x" chart:name="primary-x" chart:style-name="ch4" chartooo:axis-type="auto">
            <chartooo:date-scale/>
            <chart:categories table:cell-range-address="CAUSE.A117:CAUSE.A13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17:CAUSE.B136" chart:label-cell-address="CAUSE.B116:CAUSE.B116" chart:class="chart:line">
            <chart:data-point chart:repeated="20"/>
          </chart:series>
          <chart:series chart:attached-axis="primary-y" chart:style-name="ch9" chart:values-cell-range-address="CAUSE.C117:CAUSE.C136" chart:label-cell-address="CAUSE.C116:CAUSE.C116" chart:class="chart:line">
            <chart:data-point chart:repeated="20"/>
          </chart:series>
          <chart:series chart:attached-axis="primary-y" chart:style-name="ch10" chart:values-cell-range-address="CAUSE.E117:CAUSE.E136" chart:label-cell-address="CAUSE.E116:CAUSE.E116" chart:class="chart:line">
            <chart:data-point chart:repeated="20"/>
          </chart:series>
          <chart:series chart:attached-axis="primary-y" chart:style-name="ch11" chart:values-cell-range-address="CAUSE.F117:CAUSE.F136" chart:label-cell-address="CAUSE.F116:CAUSE.F116" chart:class="chart:line">
            <chart:data-point chart:repeated="20"/>
          </chart:series>
          <chart:series chart:attached-axis="primary-y" chart:style-name="ch12" chart:values-cell-range-address="CAUSE.I117:CAUSE.I136" chart:label-cell-address="CAUSE.I116:CAUSE.I116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16:CAUSE.B116</svg:desc>
                </draw:g>
              </table:table-cell>
              <table:table-cell office:value-type="string">
                <text:p>WkNCA</text:p>
                <draw:g>
                  <svg:desc>CAUSE.C116:CAUSE.C116</svg:desc>
                </draw:g>
              </table:table-cell>
              <table:table-cell office:value-type="string">
                <text:p>DnrWkNCA</text:p>
                <draw:g>
                  <svg:desc>CAUSE.E116:CAUSE.E116</svg:desc>
                </draw:g>
              </table:table-cell>
              <table:table-cell office:value-type="string">
                <text:p>StrNCA</text:p>
                <draw:g>
                  <svg:desc>CAUSE.F116:CAUSE.F116</svg:desc>
                </draw:g>
              </table:table-cell>
              <table:table-cell office:value-type="string">
                <text:p>DnrStrNCA</text:p>
                <draw:g>
                  <svg:desc>CAUSE.I116:CAUSE.I1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17:CAUSE.A136</svg:desc>
                </draw:g>
              </table:table-cell>
              <table:table-cell office:value-type="float" office:value="NaN">
                <text:p>NaN</text:p>
                <draw:g>
                  <svg:desc>CAUSE.B117:CAUSE.B136</svg:desc>
                </draw:g>
              </table:table-cell>
              <table:table-cell office:value-type="float" office:value="NaN">
                <text:p>NaN</text:p>
                <draw:g>
                  <svg:desc>CAUSE.C117:CAUSE.C136</svg:desc>
                </draw:g>
              </table:table-cell>
              <table:table-cell office:value-type="float" office:value="NaN">
                <text:p>NaN</text:p>
                <draw:g>
                  <svg:desc>CAUSE.E117:CAUSE.E136</svg:desc>
                </draw:g>
              </table:table-cell>
              <table:table-cell office:value-type="float" office:value="NaN">
                <text:p>NaN</text:p>
                <draw:g>
                  <svg:desc>CAUSE.F117:CAUSE.F136</svg:desc>
                </draw:g>
              </table:table-cell>
              <table:table-cell office:value-type="float" office:value="NaN">
                <text:p>NaN</text:p>
                <draw:g>
                  <svg:desc>CAUSE.I117:CAUSE.I1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688cm" svg:y="3.703cm" style:legend-expansion="high" chart:style-name="ch2"/>
        <chart:plot-area chart:style-name="ch3" table:cell-range-address="'USER-TEXT'.B24:'USER-TEXT'.D44" chart:data-source-has-labels="row" svg:x="1.331cm" svg:y="0.18cm" svg:width="12.037cm" svg:height="7.659cm">
          <chartooo:coordinate-region svg:x="2.429cm" svg:y="0.379cm" svg:width="10.752cm" svg:height="6.813cm"/>
          <chart:axis chart:dimension="x" chart:name="primary-x" chart:style-name="ch4">
            <chart:title svg:x="6.075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886cm" chart:style-name="ch7">
              <text:p>User Count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USER-TEXT'.B25:'USER-TEXT'.B44" chart:label-cell-address="'USER-TEXT'.B24:'USER-TEXT'.B24" chart:class="chart:line">
            <chart:data-point chart:repeated="20"/>
          </chart:series>
          <chart:series chart:attached-axis="primary-y" chart:style-name="ch11" chart:values-cell-range-address="'USER-TEXT'.C25:'USER-TEXT'.C44" chart:label-cell-address="'USER-TEXT'.C24:'USER-TEXT'.C24" chart:class="chart:line">
            <chart:data-point chart:repeated="20"/>
          </chart:series>
          <chart:series chart:attached-axis="primary-y" chart:style-name="ch12" chart:values-cell-range-address="'USER-TEXT'.D25:'USER-TEXT'.D44" chart:label-cell-address="'USER-TEXT'.D24:'USER-TEXT'.D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USER-TEXT'.B24:'USER-TEXT'.B24</svg:desc>
                </draw:g>
              </table:table-cell>
              <table:table-cell office:value-type="string">
                <text:p>Green</text:p>
                <draw:g>
                  <svg:desc>'USER-TEXT'.C24:'USER-TEXT'.C24</svg:desc>
                </draw:g>
              </table:table-cell>
              <table:table-cell office:value-type="string">
                <text:p>Denier</text:p>
                <draw:g>
                  <svg:desc>'USER-TEXT'.D24:'USER-TEXT'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TEXT'.B25:'USER-TEXT'.B44</svg:desc>
                </draw:g>
              </table:table-cell>
              <table:table-cell office:value-type="float" office:value="NaN">
                <text:p>NaN</text:p>
                <draw:g>
                  <svg:desc>'USER-TEXT'.C25:'USER-TEXT'.C44</svg:desc>
                </draw:g>
              </table:table-cell>
              <table:table-cell office:value-type="float" office:value="NaN">
                <text:p>NaN</text:p>
                <draw:g>
                  <svg:desc>'USER-TEXT'.D25:'USER-TEXT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5337">
                <text:p>533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3124">
                <text:p>31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2254">
                <text:p>22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1706">
                <text:p>17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1342">
                <text:p>13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1094">
                <text:p>10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902">
                <text:p>9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778">
                <text:p>7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687">
                <text:p>6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613">
                <text:p>6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539">
                <text:p>5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488">
                <text:p>4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444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398">
                <text:p>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365">
                <text:p>3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330">
                <text:p>3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302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8">
                <text:p>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492300" draw:fill-color="#492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703cm" style:legend-expansion="high" chart:style-name="ch2"/>
        <chart:plot-area chart:style-name="ch3" table:cell-range-address="'CAUSE-WK'.A1:'CAUSE-WK'.A21 'CAUSE-WK'.C1:'CAUSE-WK'.E21" chart:data-source-has-labels="both" svg:x="1.331cm" svg:y="0.18cm" svg:width="10.432cm" svg:height="7.659cm">
          <chartooo:coordinate-region svg:x="2.243cm" svg:y="0.379cm" svg:width="9.333cm" svg:height="6.813cm"/>
          <chart:axis chart:dimension="x" chart:name="primary-x" chart:style-name="ch4" chartooo:axis-type="auto">
            <chartooo:date-scale/>
            <chart:title svg:x="5.63cm" svg:y="8.019cm" chart:style-name="ch5">
              <text:p>Min. Tweets</text:p>
            </chart:title>
            <chart:categories table:cell-range-address="'CAUSE-WK'.A2:'CAUSE-WK'.A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AUSE-WK'.C2:'CAUSE-WK'.C21" chart:label-cell-address="'CAUSE-WK'.C1:'CAUSE-WK'.C1" chart:class="chart:line">
            <chart:data-point chart:repeated="20"/>
          </chart:series>
          <chart:series chart:style-name="ch10" chart:values-cell-range-address="'CAUSE-WK'.D2:'CAUSE-WK'.D21" chart:label-cell-address="'CAUSE-WK'.D1:'CAUSE-WK'.D1" chart:class="chart:line">
            <chart:data-point chart:repeated="20"/>
          </chart:series>
          <chart:series chart:style-name="ch11" chart:values-cell-range-address="'CAUSE-WK'.E2:'CAUSE-WK'.E21" chart:label-cell-address="'CAUSE-WK'.E1:'CAUSE-WK'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HCA</text:p>
                <draw:g>
                  <svg:desc>'CAUSE-WK'.C1:'CAUSE-WK'.C1</svg:desc>
                </draw:g>
              </table:table-cell>
              <table:table-cell office:value-type="string">
                <text:p>GrnWkHCA</text:p>
                <draw:g>
                  <svg:desc>'CAUSE-WK'.D1:'CAUSE-WK'.D1</svg:desc>
                </draw:g>
              </table:table-cell>
              <table:table-cell office:value-type="string">
                <text:p>DnrWkHCA</text:p>
                <draw:g>
                  <svg:desc>'CAUSE-WK'.E1:'CAUSE-WK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AUSE-WK'.A2:'CAUSE-WK'.A21</svg:desc>
                </draw:g>
              </table:table-cell>
              <table:table-cell office:value-type="float" office:value="NaN">
                <text:p>NaN</text:p>
                <draw:g>
                  <svg:desc>'CAUSE-WK'.C2:'CAUSE-WK'.C21</svg:desc>
                </draw:g>
              </table:table-cell>
              <table:table-cell office:value-type="float" office:value="NaN">
                <text:p>NaN</text:p>
                <draw:g>
                  <svg:desc>'CAUSE-WK'.D2:'CAUSE-WK'.D21</svg:desc>
                </draw:g>
              </table:table-cell>
              <table:table-cell office:value-type="float" office:value="NaN">
                <text:p>NaN</text:p>
                <draw:g>
                  <svg:desc>'CAUSE-WK'.E2:'CAUSE-WK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2:'CNSRV-CO2'.I21 'CNSRV-CO2'.B1:'CNSRV-CO2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5:'CNSRV-CO2'.I44 'CNSRV-CO2'.B24:'CNSRV-CO2'.I2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1109182433605">
                <text:p>0.011109182433605</text:p>
              </table:table-cell>
              <table:table-cell office:value-type="float" office:value="0.001909390730776">
                <text:p>0.001909390730776</text:p>
              </table:table-cell>
              <table:table-cell office:value-type="float" office:value="0.004860267314702">
                <text:p>0.004860267314702</text:p>
              </table:table-cell>
              <table:table-cell office:value-type="float" office:value="0.004686686339177">
                <text:p>0.004686686339177</text:p>
              </table:table-cell>
              <table:table-cell office:value-type="float" office:value="0.003471619510502">
                <text:p>0.003471619510502</text:p>
              </table:table-cell>
              <table:table-cell office:value-type="float" office:value="0.000867904877625">
                <text:p>0.000867904877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736842105263">
                <text:p>0.019736842105263</text:p>
              </table:table-cell>
              <table:table-cell office:value-type="float" office:value="0.016746411483254">
                <text:p>0.016746411483254</text:p>
              </table:table-cell>
              <table:table-cell office:value-type="float" office:value="0.002392344497608">
                <text:p>0.002392344497608</text:p>
              </table:table-cell>
              <table:table-cell office:value-type="float" office:value="0.007177033492823">
                <text:p>0.007177033492823</text:p>
              </table:table-cell>
              <table:table-cell office:value-type="float" office:value="0.006877990430622">
                <text:p>0.006877990430622</text:p>
              </table:table-cell>
              <table:table-cell office:value-type="float" office:value="0.005382775119617">
                <text:p>0.005382775119617</text:p>
              </table:table-cell>
              <table:table-cell office:value-type="float" office:value="0.001196172248804">
                <text:p>0.001196172248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4875621890547">
                <text:p>0.024875621890547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3316749585406">
                <text:p>0.003316749585406</text:p>
              </table:table-cell>
              <table:table-cell office:value-type="float" office:value="0.009121061359867">
                <text:p>0.009121061359867</text:p>
              </table:table-cell>
              <table:table-cell office:value-type="float" office:value="0.008706467661692">
                <text:p>0.008706467661692</text:p>
              </table:table-cell>
              <table:table-cell office:value-type="float" office:value="0.007048092868988">
                <text:p>0.007048092868988</text:p>
              </table:table-cell>
              <table:table-cell office:value-type="float" office:value="0.001658374792703">
                <text:p>0.0016583747927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8021978021978">
                <text:p>0.028021978021978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09340659340659">
                <text:p>0.009340659340659</text:p>
              </table:table-cell>
              <table:table-cell office:value-type="float" office:value="0.007142857142857">
                <text:p>0.007142857142857</text:p>
              </table:table-cell>
              <table:table-cell office:value-type="float" office:value="0.002197802197802">
                <text:p>0.0021978021978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34265734265734">
                <text:p>0.034265734265734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.005594405594406">
                <text:p>0.005594405594406</text:p>
              </table:table-cell>
              <table:table-cell office:value-type="float" office:value="0.012587412587413">
                <text:p>0.012587412587413</text:p>
              </table:table-cell>
              <table:table-cell office:value-type="float" office:value="0.011888111888112">
                <text:p>0.011888111888112</text:p>
              </table:table-cell>
              <table:table-cell office:value-type="float" office:value="0.009090909090909">
                <text:p>0.009090909090909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8593481989708">
                <text:p>0.038593481989708</text:p>
              </table:table-cell>
              <table:table-cell office:value-type="float" office:value="0.031732418524871">
                <text:p>0.031732418524871</text:p>
              </table:table-cell>
              <table:table-cell office:value-type="float" office:value="0.006003430531732">
                <text:p>0.006003430531732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1286449399657">
                <text:p>0.01286449399657</text:p>
              </table:table-cell>
              <table:table-cell office:value-type="float" office:value="0.010291595197256">
                <text:p>0.010291595197256</text:p>
              </table:table-cell>
              <table:table-cell office:value-type="float" office:value="0.002572898799314">
                <text:p>0.0025728987993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2752867570386">
                <text:p>0.042752867570386</text:p>
              </table:table-cell>
              <table:table-cell office:value-type="float" office:value="0.035453597497393">
                <text:p>0.035453597497393</text:p>
              </table:table-cell>
              <table:table-cell office:value-type="float" office:value="0.006256517205422">
                <text:p>0.006256517205422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14598540145985">
                <text:p>0.014598540145985</text:p>
              </table:table-cell>
              <table:table-cell office:value-type="float" office:value="0.011470281543274">
                <text:p>0.011470281543274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45949214026602">
                <text:p>0.045949214026602</text:p>
              </table:table-cell>
              <table:table-cell office:value-type="float" office:value="0.039903264812576">
                <text:p>0.039903264812576</text:p>
              </table:table-cell>
              <table:table-cell office:value-type="float" office:value="0.004836759371221">
                <text:p>0.004836759371221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4532967032967">
                <text:p>0.04532967032967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3736263736264">
                <text:p>0.01373626373626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4783950617284">
                <text:p>0.04783950617284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15432098765432">
                <text:p>0.015432098765432</text:p>
              </table:table-cell>
              <table:table-cell office:value-type="float" office:value="0.003086419753086">
                <text:p>0.003086419753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52539404553415">
                <text:p>0.052539404553415</text:p>
              </table:table-cell>
              <table:table-cell office:value-type="float" office:value="0.04553415061296">
                <text:p>0.04553415061296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2259194395797">
                <text:p>0.012259194395797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.050485436893204">
                <text:p>0.050485436893204</text:p>
              </table:table-cell>
              <table:table-cell office:value-type="float" office:value="0.005825242718447">
                <text:p>0.005825242718447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3592233009709">
                <text:p>0.013592233009709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53191489361702">
                <text:p>0.053191489361702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2765957446809">
                <text:p>0.012765957446809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61611374407583">
                <text:p>0.061611374407583</text:p>
              </table:table-cell>
              <table:table-cell office:value-type="float" office:value="0.056872037914692">
                <text:p>0.056872037914692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4218009478673">
                <text:p>0.014218009478673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67357512953368">
                <text:p>0.067357512953368</text:p>
              </table:table-cell>
              <table:table-cell office:value-type="float" office:value="0.062176165803109">
                <text:p>0.062176165803109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15544041450777">
                <text:p>0.015544041450777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8571428571429">
                <text:p>0.068571428571429</text:p>
              </table:table-cell>
              <table:table-cell office:value-type="float" office:value="0.062857142857143">
                <text:p>0.06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17142857142857">
                <text:p>0.01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0.065217391304348">
                <text:p>0.065217391304348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74074074074074">
                <text:p>0.074074074074074</text:p>
              </table:table-cell>
              <table:table-cell office:value-type="float" office:value="0.070707070707071">
                <text:p>0.070707070707071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2:'ENV-ECON'.I21 'ENV-ECON'.B1:'ENV-ECON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5:'ENV-ECON'.I44 'ENV-ECON'.B24:'ENV-ECON'.I2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886478042007">
                <text:p>0.01388647804200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331886825204">
                <text:p>0.00833188682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8540669856459">
                <text:p>0.018540669856459</text:p>
              </table:table-cell>
              <table:table-cell office:value-type="float" office:value="0.017643540669857">
                <text:p>0.017643540669857</text:p>
              </table:table-cell>
              <table:table-cell office:value-type="float" office:value="0.000299043062201">
                <text:p>0.000299043062201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064593301435">
                <text:p>0.01106459330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2388059701493">
                <text:p>0.022388059701493</text:p>
              </table:table-cell>
              <table:table-cell office:value-type="float" office:value="0.021558872305141">
                <text:p>0.021558872305141</text:p>
              </table:table-cell>
              <table:table-cell office:value-type="float" office:value="0.000414593698176">
                <text:p>0.000414593698176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096185737977">
                <text:p>0.01409618573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5824175824176">
                <text:p>0.025824175824176</text:p>
              </table:table-cell>
              <table:table-cell office:value-type="float" office:value="0.025274725274725">
                <text:p>0.025274725274725</text:p>
              </table:table-cell>
              <table:table-cell office:value-type="float" office:value="0">
                <text:p>0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7582417582418">
                <text:p>0.0175824175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8671328671329">
                <text:p>0.028671328671329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">
                <text:p>0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8881118881119">
                <text:p>0.01888111888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3447684391081">
                <text:p>0.033447684391081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2298456260721">
                <text:p>0.02229845626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3368091762252">
                <text:p>0.033368091762252</text:p>
              </table:table-cell>
              <table:table-cell office:value-type="float" office:value="0.032325338894682">
                <text:p>0.032325338894682</text:p>
              </table:table-cell>
              <table:table-cell office:value-type="float" office:value="0">
                <text:p>0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2940563086549">
                <text:p>0.022940563086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">
                <text:p>0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">
                <text:p>0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">
                <text:p>0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">
                <text:p>0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">
                <text:p>0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">
                <text:p>0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">
                <text:p>0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">
                <text:p>0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">
                <text:p>0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">
                <text:p>0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:INFERENCE.H21 INFERENCE.B1:INFERENCE.H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0.0191">
                <text:p>0.0191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5:INFERENCE.H44 INFERENCE.B24:INFERENCE.H2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41cm" svg:y="3.703cm" style:legend-expansion="high" chart:style-name="ch2"/>
        <chart:plot-area chart:style-name="ch3" table:cell-range-address="DENIER.A2:DENIER.B21 DENIER.B1:DENIER.B1 DENIER.E1:DENIER.E21 DENIER.H1:DENIER.H21" chart:data-source-has-labels="both" svg:x="0.32cm" svg:y="0.18cm" svg:width="11.401cm" svg:height="8.64cm">
          <chartooo:coordinate-region svg:x="1.55cm" svg:y="0.38cm" svg:width="9.072cm" svg:height="7.793cm"/>
          <chart:axis chart:dimension="x" chart:name="primary-x" chart:style-name="ch4" chartooo:axis-type="auto">
            <chartooo:date-scale/>
            <chart:categories table:cell-range-address="DENIER.A2:DENIER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ENIER.B2:DENIER.B21" chart:label-cell-address="DENIER.B1:DENIER.B1" chart:class="chart:line">
            <chart:data-point chart:repeated="20"/>
          </chart:series>
          <chart:series chart:attached-axis="primary-y" chart:style-name="ch9" chart:values-cell-range-address="DENIER.E2:DENIER.E21" chart:label-cell-address="DENIER.E1:DENIER.E1" chart:class="chart:line">
            <chart:data-point chart:repeated="20"/>
          </chart:series>
          <chart:series chart:attached-axis="primary-y" chart:style-name="ch10" chart:values-cell-range-address="DENIER.H2:DENIER.H21" chart:label-cell-address="DENIER.H1:DENIER.H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DENIER.B1:DENIER.B1</svg:desc>
                </draw:g>
              </table:table-cell>
              <table:table-cell office:value-type="string">
                <text:p>DnrWkIGA1</text:p>
                <draw:g>
                  <svg:desc>DENIER.E1:DENIER.E1</svg:desc>
                </draw:g>
              </table:table-cell>
              <table:table-cell office:value-type="string">
                <text:p>DnrStrIGA1</text:p>
                <draw:g>
                  <svg:desc>DENIER.H1:DENIER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IER.A2:DENIER.A21</svg:desc>
                </draw:g>
              </table:table-cell>
              <table:table-cell office:value-type="float" office:value="NaN">
                <text:p>NaN</text:p>
                <draw:g>
                  <svg:desc>DENIER.B2:DENIER.B21</svg:desc>
                </draw:g>
              </table:table-cell>
              <table:table-cell office:value-type="float" office:value="NaN">
                <text:p>NaN</text:p>
                <draw:g>
                  <svg:desc>DENIER.E2:DENIER.E21</svg:desc>
                </draw:g>
              </table:table-cell>
              <table:table-cell office:value-type="float" office:value="NaN">
                <text:p>NaN</text:p>
                <draw:g>
                  <svg:desc>DENIER.H2:DENIER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191">
                <text:p>0.0191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